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5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tr" fo:country="TR" style:language-asian="zxx" style:country-asian="none"/>
    </style:style>
    <style:style style:name="T3" style:family="text">
      <style:text-properties fo:language="fy" fo:country="NL" style:language-asian="zxx" style:country-asian="none"/>
    </style:style>
    <style:style style:name="T4" style:family="text">
      <style:text-properties fo:language="fur" fo:country="IT" style:language-asian="zxx" style:country-asian="none"/>
    </style:style>
    <style:style style:name="T5" style:family="text">
      <style:text-properties fo:language="eu" fo:country="none" style:language-asian="zxx" style:country-asian="none"/>
    </style:style>
    <style:style style:name="T6" style:family="text">
      <style:text-properties fo:language="ve" fo:country="ZA" style:language-asian="zxx" style:country-asian="none"/>
    </style:style>
    <style:style style:name="T7" style:family="text">
      <style:text-properties fo:language="mi" fo:country="NZ" style:language-asian="zxx" style:country-asian="none"/>
    </style:style>
    <style:style style:name="T8" style:family="text">
      <style:text-properties fo:language="da" fo:country="DK" style:language-asian="zxx" style:country-asian="none"/>
    </style:style>
    <style:style style:name="T9" style:family="text">
      <style:text-properties fo:language="br" fo:country="FR" style:language-asian="zxx" style:country-asian="none"/>
    </style:style>
    <style:style style:name="T10" style:family="text">
      <style:text-properties fo:language="eo" fo:country="none" style:language-asian="zxx" style:country-asian="none"/>
    </style:style>
    <style:style style:name="T11" style:family="text">
      <style:text-properties fo:language="gl" fo:country="ES" style:language-asian="zxx" style:country-asian="none"/>
    </style:style>
    <style:style style:name="T12" style:family="text">
      <style:text-properties fo:language="ca" fo:country="ES" style:language-asian="zxx" style:country-asian="none"/>
    </style:style>
    <style:style style:name="T13" style:family="text">
      <style:text-properties fo:language="gsc" fo:country="FR" style:language-asian="zxx" style:country-asian="none"/>
    </style:style>
    <style:style style:name="T14" style:family="text">
      <style:text-properties fo:language="id" fo:country="ID" style:language-asian="zxx" style:country-asian="none"/>
    </style:style>
    <style:style style:name="T15" style:family="text">
      <style:text-properties fo:language="kok" fo:country="IN" style:language-asian="zxx" style:country-asian="none"/>
    </style:style>
    <style:style style:name="T16" style:family="text">
      <style:text-properties fo:language="ss" fo:country="ZA" style:language-asian="zxx" style:country-asian="none"/>
    </style:style>
    <style:style style:name="T17" style:family="text">
      <style:text-properties fo:language="be" fo:country="BY" style:language-asian="zxx" style:country-asian="none"/>
    </style:style>
    <style:style style:name="T18" style:family="text">
      <style:text-properties fo:language="nso" fo:country="ZA" style:language-asian="zxx" style:country-asian="none"/>
    </style:style>
    <style:style style:name="T19" style:family="text">
      <style:text-properties fo:language="lt" fo:country="LT" style:language-asian="zxx" style:country-asian="none"/>
    </style:style>
    <style:style style:name="T20" style:family="text">
      <style:text-properties fo:language="is" fo:country="IS" style:language-asian="zxx" style:country-asian="none"/>
    </style:style>
    <style:style style:name="T21" style:family="text">
      <style:text-properties fo:language="hu" fo:country="HU" style:language-asian="zxx" style:country-asian="none"/>
    </style:style>
    <style:style style:name="T22" style:family="text">
      <style:text-properties fo:language="ky" fo:country="KG" style:language-asian="zxx" style:country-asian="none"/>
    </style:style>
    <style:style style:name="T23" style:family="text">
      <style:text-properties fo:language="es" fo:country="EC" style:language-asian="zxx" style:country-asian="none"/>
    </style:style>
    <style:style style:name="T24" style:family="text">
      <style:text-properties fo:language="es" fo:country="PY" style:language-asian="zxx" style:country-asian="none"/>
    </style:style>
    <style:style style:name="T25" style:family="text">
      <style:text-properties fo:language="es" fo:country="PA" style:language-asian="zxx" style:country-asian="none"/>
    </style:style>
    <style:style style:name="T26" style:family="text">
      <style:text-properties fo:language="es" fo:country="NI" style:language-asian="zxx" style:country-asian="none"/>
    </style:style>
    <style:style style:name="T27" style:family="text">
      <style:text-properties fo:language="es" fo:country="GT" style:language-asian="zxx" style:country-asian="none"/>
    </style:style>
    <style:style style:name="T28" style:family="text">
      <style:text-properties fo:language="es" fo:country="DO" style:language-asian="zxx" style:country-asian="none"/>
    </style:style>
    <style:style style:name="T29" style:family="text">
      <style:text-properties fo:language="es" fo:country="ES" style:language-asian="zxx" style:country-asian="none"/>
    </style:style>
    <style:style style:name="T30" style:family="text">
      <style:text-properties fo:language="es" fo:country="HN" style:language-asian="zxx" style:country-asian="none"/>
    </style:style>
    <style:style style:name="T31" style:family="text">
      <style:text-properties fo:language="es" fo:country="AR" style:language-asian="zxx" style:country-asian="none"/>
    </style:style>
    <style:style style:name="T32" style:family="text">
      <style:text-properties fo:language="es" fo:country="VE" style:language-asian="zxx" style:country-asian="none"/>
    </style:style>
    <style:style style:name="T33" style:family="text">
      <style:text-properties fo:language="es" fo:country="PR" style:language-asian="zxx" style:country-asian="none"/>
    </style:style>
    <style:style style:name="T34" style:family="text">
      <style:text-properties fo:language="es" fo:country="BO" style:language-asian="zxx" style:country-asian="none"/>
    </style:style>
    <style:style style:name="T35" style:family="text">
      <style:text-properties fo:language="es" fo:country="CO" style:language-asian="zxx" style:country-asian="none"/>
    </style:style>
    <style:style style:name="T36" style:family="text">
      <style:text-properties fo:language="es" fo:country="CR" style:language-asian="zxx" style:country-asian="none"/>
    </style:style>
    <style:style style:name="T37" style:family="text">
      <style:text-properties fo:language="es" fo:country="UY" style:language-asian="zxx" style:country-asian="none"/>
    </style:style>
    <style:style style:name="T38" style:family="text">
      <style:text-properties fo:language="es" fo:country="PE" style:language-asian="zxx" style:country-asian="none"/>
    </style:style>
    <style:style style:name="T39" style:family="text">
      <style:text-properties fo:language="es" fo:country="CL" style:language-asian="zxx" style:country-asian="none"/>
    </style:style>
    <style:style style:name="T40" style:family="text">
      <style:text-properties fo:language="es" fo:country="MX" style:language-asian="zxx" style:country-asian="none"/>
    </style:style>
    <style:style style:name="T41" style:family="text">
      <style:text-properties fo:language="es" fo:country="SV" style:language-asian="zxx" style:country-asian="none"/>
    </style:style>
    <style:style style:name="T42" style:family="text">
      <style:text-properties fo:language="hr" fo:country="HR" style:language-asian="zxx" style:country-asian="none"/>
    </style:style>
    <style:style style:name="T43" style:family="text">
      <style:text-properties fo:language="el" fo:country="GR" style:language-asian="zxx" style:country-asian="none"/>
    </style:style>
    <style:style style:name="T44" style:family="text">
      <style:text-properties fo:language="fi" fo:country="FI" style:language-asian="zxx" style:country-asian="none"/>
    </style:style>
    <style:style style:name="T45" style:family="text">
      <style:text-properties fo:language="az" fo:country="AZ" style:language-asian="zxx" style:country-asian="none"/>
    </style:style>
    <style:style style:name="T46" style:family="text">
      <style:text-properties fo:language="az" fo:country="cyrillic" style:language-asian="zxx" style:country-asian="none"/>
    </style:style>
    <style:style style:name="T47" style:family="text">
      <style:text-properties fo:language="sq" fo:country="AL" style:language-asian="zxx" style:country-asian="none"/>
    </style:style>
    <style:style style:name="T48" style:family="text">
      <style:text-properties fo:language="rm" fo:country="none" style:language-asian="zxx" style:country-asian="none"/>
    </style:style>
    <style:style style:name="T49" style:family="text">
      <style:text-properties fo:language="ak" fo:country="GH" style:language-asian="zxx" style:country-asian="none"/>
    </style:style>
    <style:style style:name="T50" style:family="text">
      <style:text-properties fo:language="hy" fo:country="AM" style:language-asian="zxx" style:country-asian="none"/>
    </style:style>
    <style:style style:name="T51" style:family="text">
      <style:text-properties fo:language="fr" fo:country="BE" style:language-asian="zxx" style:country-asian="none"/>
    </style:style>
    <style:style style:name="T52" style:family="text">
      <style:text-properties fo:language="fr" fo:country="CA" style:language-asian="zxx" style:country-asian="none"/>
    </style:style>
    <style:style style:name="T53" style:family="text">
      <style:text-properties fo:language="fr" fo:country="FR" style:language-asian="zxx" style:country-asian="none"/>
    </style:style>
    <style:style style:name="T54" style:family="text">
      <style:text-properties fo:language="de" fo:country="AT" style:language-asian="zxx" style:country-asian="none"/>
    </style:style>
    <style:style style:name="T55" style:family="text">
      <style:text-properties fo:language="fr" fo:country="CH" style:language-asian="zxx" style:country-asian="none"/>
    </style:style>
    <style:style style:name="T56" style:family="text">
      <style:text-properties fo:language="de" fo:country="CH" style:language-asian="zxx" style:country-asian="none"/>
    </style:style>
    <style:style style:name="T57" style:family="text">
      <style:text-properties fo:language="fr" fo:country="MC" style:language-asian="zxx" style:country-asian="none"/>
    </style:style>
    <style:style style:name="T58" style:family="text">
      <style:text-properties fo:language="fr" fo:country="LU" style:language-asian="zxx" style:country-asian="none"/>
    </style:style>
    <style:style style:name="T59" style:family="text">
      <style:text-properties fo:language="de" fo:country="LU" style:language-asian="zxx" style:country-asian="none"/>
    </style:style>
    <style:style style:name="T60" style:family="text">
      <style:text-properties fo:language="fo" fo:country="FO" style:language-asian="zxx" style:country-asian="none"/>
    </style:style>
    <style:style style:name="T61" style:family="text">
      <style:text-properties fo:language="bs" fo:country="BA" style:language-asian="zxx" style:country-asian="none"/>
    </style:style>
    <style:style style:name="T62" style:family="text">
      <style:text-properties fo:language="pl" fo:country="PL" style:language-asian="zxx" style:country-asian="none"/>
    </style:style>
    <style:style style:name="T63" style:family="text">
      <style:text-properties fo:language="en" fo:country="TT" style:language-asian="zxx" style:country-asian="none"/>
    </style:style>
    <style:style style:name="T64" style:family="text">
      <style:text-properties fo:language="en" fo:country="JM" style:language-asian="zxx" style:country-asian="none"/>
    </style:style>
    <style:style style:name="T65" style:family="text">
      <style:text-properties fo:language="en" fo:country="CA" style:language-asian="zxx" style:country-asian="none"/>
    </style:style>
    <style:style style:name="T66" style:family="text">
      <style:text-properties fo:language="en" fo:country="BS" style:language-asian="zxx" style:country-asian="none"/>
    </style:style>
    <style:style style:name="T67" style:family="text">
      <style:text-properties fo:language="en" fo:country="BZ" style:language-asian="zxx" style:country-asian="none"/>
    </style:style>
    <style:style style:name="T68" style:family="text">
      <style:text-properties fo:language="en" fo:country="ZW" style:language-asian="zxx" style:country-asian="none"/>
    </style:style>
    <style:style style:name="T69" style:family="text">
      <style:text-properties fo:language="en" fo:country="GB" style:language-asian="zxx" style:country-asian="none"/>
    </style:style>
    <style:style style:name="T70" style:family="text">
      <style:text-properties fo:language="en" fo:country="ZA" style:language-asian="zxx" style:country-asian="none"/>
    </style:style>
    <style:style style:name="T71" style:family="text">
      <style:text-properties fo:language="en" fo:country="US" style:language-asian="zxx" style:country-asian="none"/>
    </style:style>
    <style:style style:name="T72" style:family="text">
      <style:text-properties fo:language="en" fo:country="NZ" style:language-asian="zxx" style:country-asian="none"/>
    </style:style>
    <style:style style:name="T73" style:family="text">
      <style:text-properties fo:language="en" fo:country="PH" style:language-asian="zxx" style:country-asian="none"/>
    </style:style>
    <style:style style:name="T74" style:family="text">
      <style:text-properties fo:language="en" fo:country="IE" style:language-asian="zxx" style:country-asian="none"/>
    </style:style>
    <style:style style:name="T75" style:family="text">
      <style:text-properties fo:language="en" fo:country="AU" style:language-asian="zxx" style:country-asian="none"/>
    </style:style>
    <style:style style:name="T76" style:family="text">
      <style:text-properties fo:language="en" fo:country="IN" style:language-asian="zxx" style:country-asian="none"/>
    </style:style>
    <style:style style:name="T77" style:family="text">
      <style:text-properties fo:language="en" fo:country="NA" style:language-asian="zxx" style:country-asian="none"/>
    </style:style>
    <style:style style:name="T78" style:family="text">
      <style:text-properties fo:language="rw" fo:country="RW" style:language-asian="zxx" style:country-asian="none"/>
    </style:style>
    <style:style style:name="T79" style:family="text">
      <style:text-properties fo:language="la" fo:country="VA" style:language-asian="zxx" style:country-asian="none"/>
    </style:style>
    <style:style style:name="T80" style:family="text">
      <style:text-properties fo:language="lv" fo:country="LV" style:language-asian="zxx" style:country-asian="none"/>
    </style:style>
    <style:style style:name="T81" style:family="text">
      <style:text-properties fo:language="ru" fo:country="RU" style:language-asian="zxx" style:country-asian="none"/>
    </style:style>
    <style:style style:name="T82" style:family="text">
      <style:text-properties fo:language="bg" fo:country="BG" style:language-asian="zxx" style:country-asian="none"/>
    </style:style>
    <style:style style:name="T83" style:family="text">
      <style:text-properties fo:language="af" fo:country="ZA" style:language-asian="zxx" style:country-asian="none"/>
    </style:style>
    <style:style style:name="T84" style:family="text">
      <style:text-properties fo:language="af" fo:country="NA" style:language-asian="zxx" style:country-asian="none"/>
    </style:style>
    <style:style style:name="T85" style:family="text">
      <style:text-properties fo:language="st" fo:country="ZA" style:language-asian="zxx" style:country-asian="none"/>
    </style:style>
    <style:style style:name="T86" style:family="text">
      <style:text-properties fo:language="kk" fo:country="KZ" style:language-asian="zxx" style:country-asian="none"/>
    </style:style>
    <style:style style:name="T87" style:family="text">
      <style:text-properties fo:language="nn" fo:country="NO" style:language-asian="zxx" style:country-asian="none"/>
    </style:style>
    <style:style style:name="T88" style:family="text">
      <style:text-properties fo:language="nb" fo:country="NO" style:language-asian="zxx" style:country-asian="none"/>
    </style:style>
    <style:style style:name="T89" style:family="text">
      <style:text-properties fo:language="zu" fo:country="ZA" style:language-asian="zxx" style:country-asian="none"/>
    </style:style>
    <style:style style:name="T90" style:family="text">
      <style:text-properties fo:language="cop" fo:country="EG" style:language-asian="zxx" style:country-asian="none"/>
    </style:style>
    <style:style style:name="T91" style:family="text">
      <style:text-properties fo:language="ku" fo:country="TR" style:language-asian="zxx" style:country-asian="none"/>
    </style:style>
    <style:style style:name="T92" style:family="text">
      <style:text-properties fo:language="ku" fo:country="SY" style:language-asian="zxx" style:country-asian="none"/>
    </style:style>
    <style:style style:name="T93" style:family="text">
      <style:text-properties fo:language="nr" fo:country="ZA" style:language-asian="zxx" style:country-asian="none"/>
    </style:style>
    <style:style style:name="T94" style:family="text">
      <style:text-properties fo:language="kl" fo:country="GL" style:language-asian="zxx" style:country-asian="none"/>
    </style:style>
    <style:style style:name="T95" style:family="text">
      <style:text-properties fo:language="ka" fo:country="GE" style:language-asian="zxx" style:country-asian="none"/>
    </style:style>
    <style:style style:name="T96" style:family="text">
      <style:text-properties fo:language="uk" fo:country="UA" style:language-asian="zxx" style:country-asian="none"/>
    </style:style>
    <style:style style:name="T97" style:family="text">
      <style:text-properties fo:language="uz" fo:country="UZ" style:language-asian="zxx" style:country-asian="none"/>
    </style:style>
    <style:style style:name="T98" style:family="text">
      <style:text-properties fo:language="bm" fo:country="ML" style:language-asian="zxx" style:country-asian="none"/>
    </style:style>
    <style:style style:name="T99" style:family="text">
      <style:text-properties fo:language="tn" fo:country="BW" style:language-asian="zxx" style:country-asian="none"/>
    </style:style>
    <style:style style:name="T100" style:family="text">
      <style:text-properties fo:language="tn" fo:country="ZA" style:language-asian="zxx" style:country-asian="none"/>
    </style:style>
    <style:style style:name="T101" style:family="text">
      <style:text-properties fo:language="nl" fo:country="BE" style:language-asian="zxx" style:country-asian="none"/>
    </style:style>
    <style:style style:name="T102" style:family="text">
      <style:text-properties fo:language="nl" fo:country="NL" style:language-asian="zxx" style:country-asian="none"/>
    </style:style>
    <style:style style:name="T103" style:family="text">
      <style:text-properties fo:language="wa" fo:country="BE" style:language-asian="zxx" style:country-asian="none"/>
    </style:style>
    <style:style style:name="T104" style:family="text">
      <style:text-properties fo:language="mk" fo:country="MK" style:language-asian="zxx" style:country-asian="none"/>
    </style:style>
    <style:style style:name="T105" style:family="text">
      <style:text-properties fo:language="ms" fo:country="BN" style:language-asian="zxx" style:country-asian="none"/>
    </style:style>
    <style:style style:name="T106" style:family="text">
      <style:text-properties fo:language="ms" fo:country="MY" style:language-asian="zxx" style:country-asian="none"/>
    </style:style>
    <style:style style:name="T107" style:family="text">
      <style:text-properties fo:language="ia" fo:country="none" style:language-asian="zxx" style:country-asian="none"/>
    </style:style>
    <style:style style:name="T108" style:family="text">
      <style:text-properties fo:language="cs" fo:country="CZ" style:language-asian="zxx" style:country-asian="none"/>
    </style:style>
    <style:style style:name="T109" style:family="text">
      <style:text-properties fo:language="tg" fo:country="TJ" style:language-asian="zxx" style:country-asian="none"/>
    </style:style>
    <style:style style:name="T110" style:family="text">
      <style:text-properties fo:language="ti" fo:country="ER" style:language-asian="zxx" style:country-asian="none"/>
    </style:style>
    <style:style style:name="T111" style:family="text">
      <style:text-properties fo:language="ti" fo:country="ET" style:language-asian="zxx" style:country-asian="none"/>
    </style:style>
    <style:style style:name="T112" style:family="text">
      <style:text-properties fo:language="fj" fo:country="FJ" style:language-asian="zxx" style:country-asian="none"/>
    </style:style>
    <style:style style:name="T113" style:family="text">
      <style:text-properties fo:language="sw" fo:country="TZ" style:language-asian="zxx" style:country-asian="none"/>
    </style:style>
    <style:style style:name="T114" style:family="text">
      <style:text-properties fo:language="sw" fo:country="KE" style:language-asian="zxx" style:country-asian="none"/>
    </style:style>
    <style:style style:name="T115" style:family="text">
      <style:text-properties fo:language="sk" fo:country="SK" style:language-asian="zxx" style:country-asian="none"/>
    </style:style>
    <style:style style:name="T116" style:family="text">
      <style:text-properties fo:language="sl" fo:country="SI" style:language-asian="zxx" style:country-asian="none"/>
    </style:style>
    <style:style style:name="T117" style:family="text">
      <style:text-properties fo:language="pt" fo:country="BR" style:language-asian="zxx" style:country-asian="none"/>
    </style:style>
    <style:style style:name="T118" style:family="text">
      <style:text-properties fo:language="pt" fo:country="PT" style:language-asian="zxx" style:country-asian="none"/>
    </style:style>
    <style:style style:name="T119" style:family="text">
      <style:text-properties fo:language="oc" fo:country="FR" style:language-asian="zxx" style:country-asian="none"/>
    </style:style>
    <style:style style:name="T120" style:family="text">
      <style:text-properties fo:language="et" fo:country="EE" style:language-asian="zxx" style:country-asian="none"/>
    </style:style>
    <style:style style:name="T121" style:family="text">
      <style:text-properties fo:language="ga" fo:country="IE" style:language-asian="zxx" style:country-asian="none"/>
    </style:style>
    <style:style style:name="T122" style:family="text">
      <style:text-properties fo:language="cv" fo:country="RU" style:language-asian="zxx" style:country-asian="none"/>
    </style:style>
    <style:style style:name="T123" style:family="text">
      <style:text-properties fo:language="cy" fo:country="GB" style:language-asian="zxx" style:country-asian="none"/>
    </style:style>
    <style:style style:name="T124" style:family="text">
      <style:text-properties fo:language="sv" fo:country="FI" style:language-asian="zxx" style:country-asian="none"/>
    </style:style>
    <style:style style:name="T125" style:family="text">
      <style:text-properties fo:language="sv" fo:country="SE" style:language-asian="zxx" style:country-asian="none"/>
    </style:style>
    <style:style style:name="T126" style:family="text">
      <style:text-properties fo:language="it" fo:country="CH" style:language-asian="zxx" style:country-asian="none"/>
    </style:style>
    <style:style style:name="T127" style:family="text">
      <style:text-properties fo:language="it" fo:country="IT" style:language-asian="zxx" style:country-asian="none"/>
    </style:style>
    <style:style style:name="T128" style:family="text">
      <style:text-properties fo:language="mn" fo:country="MN" style:language-asian="zxx" style:country-asian="none"/>
    </style:style>
    <style:style style:name="T129" style:family="text">
      <style:text-properties fo:language="gd" fo:country="GB" style:language-asian="zxx" style:country-asian="none"/>
    </style:style>
    <style:style style:name="T130" style:family="text">
      <style:text-properties fo:language="ts" fo:country="ZA" style:language-asian="zxx" style:country-asian="none"/>
    </style:style>
    <style:style style:name="T131" style:family="text">
      <style:text-properties fo:language="sh" fo:country="YU" style:language-asian="zxx" style:country-asian="none"/>
    </style:style>
    <style:style style:name="T132" style:family="text">
      <style:text-properties fo:language="sr" fo:country="YU" style:language-asian="zxx" style:country-asian="none"/>
    </style:style>
    <style:style style:name="T133" style:family="text">
      <style:text-properties fo:language="xh" fo:country="ZA" style:language-asian="zxx" style:country-asian="none"/>
    </style:style>
    <style:style style:name="T134" style:family="text">
      <style:text-properties fo:language="de" fo:country="LI" style:language-asian="zxx" style:country-asian="none"/>
    </style:style>
    <style:style style:name="T135" style:family="text">
      <style:text-properties fo:language="de" fo:country="DE" style:language-asian="zxx" style:country-asian="none"/>
    </style:style>
    <style:style style:name="T136" style:family="text">
      <style:text-properties fo:language="dv" fo:country="MV" style:language-asian="zxx" style:country-asian="none"/>
    </style:style>
    <style:style style:name="T137" style:family="text">
      <style:text-properties fo:language="de" fo:country="BE" style:language-asian="zxx" style:country-asian="none"/>
    </style:style>
    <style:style style:name="T138" style:family="text">
      <style:text-properties fo:language="mos" fo:country="BF" style:language-asian="zxx" style:country-asian="none"/>
    </style:style>
    <style:style style:name="T139" style:family="text">
      <style:text-properties fo:language="sc" fo:country="IT" style:language-asian="zxx" style:country-asian="none"/>
    </style:style>
    <style:style style:name="T140" style:family="text">
      <style:text-properties fo:language="lb" fo:country="LU" style:language-asian="zxx" style:country-asian="none"/>
    </style:style>
    <style:style style:name="T141" style:family="text">
      <style:text-properties fo:language="ro" fo:country="RO" style:language-asian="zxx" style:country-asian="none"/>
    </style:style>
    <style:style style:name="T142" style:family="text">
      <style:text-properties fo:language="tt" fo:country="RU" style:language-asian="zxx" style:country-asian="none"/>
    </style:style>
    <style:style style:name="T143" style:family="text">
      <style:text-properties fo:language="zxx" fo:country="none" style:language-asian="zh" style:country-asian="HK"/>
    </style:style>
    <style:style style:name="T144" style:family="text">
      <style:text-properties fo:language="zxx" fo:country="none" style:language-asian="zh" style:country-asian="SG"/>
    </style:style>
    <style:style style:name="T145" style:family="text">
      <style:text-properties fo:language="zxx" fo:country="none" style:language-asian="zh" style:country-asian="MO"/>
    </style:style>
    <style:style style:name="T146" style:family="text">
      <style:text-properties fo:language="zxx" fo:country="none" style:language-asian="zh" style:country-asian="TW"/>
    </style:style>
    <style:style style:name="T147" style:family="text">
      <style:text-properties fo:language="zxx" fo:country="none" style:language-asian="zh" style:country-asian="CN"/>
    </style:style>
    <style:style style:name="T148" style:family="text">
      <style:text-properties fo:language="zxx" fo:country="none" style:language-asian="ja" style:country-asian="JP"/>
    </style:style>
    <style:style style:name="T149" style:family="text">
      <style:text-properties fo:language="zxx" fo:country="none" style:language-asian="ko" style:country-asian="KR"/>
    </style:style>
    <style:style style:name="T150" style:family="text">
      <style:text-properties fo:language="zxx" fo:country="none" style:language-asian="zxx" style:country-asian="none" style:language-complex="dz" style:country-complex="BT"/>
    </style:style>
    <style:style style:name="T151" style:family="text">
      <style:text-properties fo:language="zxx" fo:country="none" style:language-asian="zxx" style:country-asian="none" style:language-complex="mni" style:country-complex="IN"/>
    </style:style>
    <style:style style:name="T152" style:family="text">
      <style:text-properties fo:language="zxx" fo:country="none" style:language-asian="zxx" style:country-asian="none" style:language-complex="mr" style:country-complex="IN"/>
    </style:style>
    <style:style style:name="T153" style:family="text">
      <style:text-properties fo:language="zxx" fo:country="none" style:language-asian="zxx" style:country-asian="none" style:language-complex="te" style:country-complex="IN"/>
    </style:style>
    <style:style style:name="T154" style:family="text">
      <style:text-properties fo:language="zxx" fo:country="none" style:language-asian="zxx" style:country-asian="none" style:language-complex="kn" style:country-complex="IN"/>
    </style:style>
    <style:style style:name="T155" style:family="text">
      <style:text-properties fo:language="zxx" fo:country="none" style:language-asian="zxx" style:country-asian="none" style:language-complex="as" style:country-complex="IN"/>
    </style:style>
    <style:style style:name="T156" style:family="text">
      <style:text-properties fo:language="zxx" fo:country="none" style:language-asian="zxx" style:country-asian="none" style:language-complex="gu" style:country-complex="IN"/>
    </style:style>
    <style:style style:name="T157" style:family="text">
      <style:text-properties fo:language="zxx" fo:country="none" style:language-asian="zxx" style:country-asian="none" style:language-complex="ne" style:country-complex="IN"/>
    </style:style>
    <style:style style:name="T158" style:family="text">
      <style:text-properties fo:language="zxx" fo:country="none" style:language-asian="zxx" style:country-asian="none" style:language-complex="ne" style:country-complex="NP"/>
    </style:style>
    <style:style style:name="T159" style:family="text">
      <style:text-properties fo:language="zxx" fo:country="none" style:language-asian="zxx" style:country-asian="none" style:language-complex="hi" style:country-complex="IN"/>
    </style:style>
    <style:style style:name="T160" style:family="text">
      <style:text-properties fo:language="zxx" fo:country="none" style:language-asian="zxx" style:country-asian="none" style:language-complex="lo" style:country-complex="LA"/>
    </style:style>
    <style:style style:name="T161" style:family="text">
      <style:text-properties fo:language="zxx" fo:country="none" style:language-asian="zxx" style:country-asian="none" style:language-complex="he" style:country-complex="IL"/>
    </style:style>
    <style:style style:name="T162" style:family="text">
      <style:text-properties fo:language="zxx" fo:country="none" style:language-asian="zxx" style:country-asian="none" style:language-complex="am" style:country-complex="ET"/>
    </style:style>
    <style:style style:name="T163" style:family="text">
      <style:text-properties fo:language="zxx" fo:country="none" style:language-asian="zxx" style:country-asian="none" style:language-complex="ar" style:country-complex="BH"/>
    </style:style>
    <style:style style:name="T164" style:family="text">
      <style:text-properties fo:language="zxx" fo:country="none" style:language-asian="zxx" style:country-asian="none" style:language-complex="ar" style:country-complex="QA"/>
    </style:style>
    <style:style style:name="T165" style:family="text">
      <style:text-properties fo:language="zxx" fo:country="none" style:language-asian="zxx" style:country-asian="none" style:language-complex="ar" style:country-complex="IQ"/>
    </style:style>
    <style:style style:name="T166" style:family="text">
      <style:text-properties fo:language="zxx" fo:country="none" style:language-asian="zxx" style:country-asian="none" style:language-complex="ar" style:country-complex="SA"/>
    </style:style>
    <style:style style:name="T167" style:family="text">
      <style:text-properties fo:language="zxx" fo:country="none" style:language-asian="zxx" style:country-asian="none" style:language-complex="ar" style:country-complex="AE"/>
    </style:style>
    <style:style style:name="T168" style:family="text">
      <style:text-properties fo:language="zxx" fo:country="none" style:language-asian="zxx" style:country-asian="none" style:language-complex="ar" style:country-complex="OM"/>
    </style:style>
    <style:style style:name="T169" style:family="text">
      <style:text-properties fo:language="zxx" fo:country="none" style:language-asian="zxx" style:country-asian="none" style:language-complex="ar" style:country-complex="DZ"/>
    </style:style>
    <style:style style:name="T170" style:family="text">
      <style:text-properties fo:language="zxx" fo:country="none" style:language-asian="zxx" style:country-asian="none" style:language-complex="ar" style:country-complex="LY"/>
    </style:style>
    <style:style style:name="T171" style:family="text">
      <style:text-properties fo:language="zxx" fo:country="none" style:language-asian="zxx" style:country-asian="none" style:language-complex="ar" style:country-complex="KW"/>
    </style:style>
    <style:style style:name="T172" style:family="text">
      <style:text-properties fo:language="zxx" fo:country="none" style:language-asian="zxx" style:country-asian="none" style:language-complex="ar" style:country-complex="TN"/>
    </style:style>
    <style:style style:name="T173" style:family="text">
      <style:text-properties fo:language="zxx" fo:country="none" style:language-asian="zxx" style:country-asian="none" style:language-complex="ar" style:country-complex="JO"/>
    </style:style>
    <style:style style:name="T174" style:family="text">
      <style:text-properties fo:language="zxx" fo:country="none" style:language-asian="zxx" style:country-asian="none" style:language-complex="ar" style:country-complex="EG"/>
    </style:style>
    <style:style style:name="T175" style:family="text">
      <style:text-properties fo:language="zxx" fo:country="none" style:language-asian="zxx" style:country-asian="none" style:language-complex="ar" style:country-complex="SY"/>
    </style:style>
    <style:style style:name="T176" style:family="text">
      <style:text-properties fo:language="zxx" fo:country="none" style:language-asian="zxx" style:country-asian="none" style:language-complex="ar" style:country-complex="YE"/>
    </style:style>
    <style:style style:name="T177" style:family="text">
      <style:text-properties fo:language="zxx" fo:country="none" style:language-asian="zxx" style:country-asian="none" style:language-complex="ar" style:country-complex="MA"/>
    </style:style>
    <style:style style:name="T178" style:family="text">
      <style:text-properties fo:language="zxx" fo:country="none" style:language-asian="zxx" style:country-asian="none" style:language-complex="ar" style:country-complex="LB"/>
    </style:style>
    <style:style style:name="T179" style:family="text">
      <style:text-properties fo:language="zxx" fo:country="none" style:language-asian="zxx" style:country-asian="none" style:language-complex="ta" style:country-complex="IN"/>
    </style:style>
    <style:style style:name="T180" style:family="text">
      <style:text-properties fo:language="zxx" fo:country="none" style:language-asian="zxx" style:country-asian="none" style:language-complex="bn" style:country-complex="BD"/>
    </style:style>
    <style:style style:name="T181" style:family="text">
      <style:text-properties fo:language="zxx" fo:country="none" style:language-asian="zxx" style:country-asian="none" style:language-complex="bn" style:country-complex="IN"/>
    </style:style>
    <style:style style:name="T182" style:family="text">
      <style:text-properties fo:language="zxx" fo:country="none" style:language-asian="zxx" style:country-asian="none" style:language-complex="fa" style:country-complex="IR"/>
    </style:style>
    <style:style style:name="T183" style:family="text">
      <style:text-properties fo:language="zxx" fo:country="none" style:language-asian="zxx" style:country-asian="none" style:language-complex="sd" style:country-complex="IN"/>
    </style:style>
    <style:style style:name="T184" style:family="text">
      <style:text-properties fo:language="zxx" fo:country="none" style:language-asian="zxx" style:country-asian="none" style:language-complex="ku" style:country-complex="IQ"/>
    </style:style>
    <style:style style:name="T185" style:family="text">
      <style:text-properties fo:language="zxx" fo:country="none" style:language-asian="zxx" style:country-asian="none" style:language-complex="ku" style:country-complex="IR"/>
    </style:style>
    <style:style style:name="T186" style:family="text">
      <style:text-properties fo:language="zxx" fo:country="none" style:language-asian="zxx" style:country-asian="none" style:language-complex="pa" style:country-complex="IN"/>
    </style:style>
    <style:style style:name="T187" style:family="text">
      <style:text-properties fo:language="zxx" fo:country="none" style:language-asian="zxx" style:country-asian="none" style:language-complex="th" style:country-complex="TH"/>
    </style:style>
    <style:style style:name="T188" style:family="text">
      <style:text-properties fo:language="zxx" fo:country="none" style:language-asian="zxx" style:country-asian="none" style:language-complex="ur" style:country-complex="PK"/>
    </style:style>
    <style:style style:name="T189" style:family="text">
      <style:text-properties fo:language="zxx" fo:country="none" style:language-asian="zxx" style:country-asian="none" style:language-complex="ur" style:country-complex="IN"/>
    </style:style>
    <style:style style:name="T190" style:family="text">
      <style:text-properties fo:language="zxx" fo:country="none" style:language-asian="zxx" style:country-asian="none" style:language-complex="km" style:country-complex="KH"/>
    </style:style>
    <style:style style:name="T191" style:family="text">
      <style:text-properties fo:language="zxx" fo:country="none" style:language-asian="zxx" style:country-asian="none" style:language-complex="sa" style:country-complex="IN"/>
    </style:style>
    <style:style style:name="T192" style:family="text">
      <style:text-properties fo:language="zxx" fo:country="none" style:language-asian="zxx" style:country-asian="none" style:language-complex="ks" style:country-complex="IN"/>
    </style:style>
    <style:style style:name="T193" style:family="text">
      <style:text-properties fo:language="zxx" fo:country="none" style:language-asian="zxx" style:country-asian="none" style:language-complex="ks" style:country-complex="none"/>
    </style:style>
    <style:style style:name="T194" style:family="text">
      <style:text-properties fo:language="zxx" fo:country="none" style:language-asian="zxx" style:country-asian="none" style:language-complex="ml" style:country-complex="IN"/>
    </style:style>
    <style:style style:name="T195" style:family="text">
      <style:text-properties fo:language="zxx" fo:country="none" style:language-asian="zxx" style:country-asian="none" style:language-complex="vi" style:country-complex="VN"/>
    </style:style>
    <style:style style:name="T196" style:family="text">
      <style:text-properties fo:language="zxx" fo:country="none" style:language-asian="zxx" style:country-asian="none" style:language-complex="or" style:country-complex="IN"/>
    </style:style>
    <style:style style:name="T197" style:family="text">
      <style:text-properties fo:language="zxx" fo:country="none" style:language-asian="zxx" style:country-asian="none" style:language-complex="si" style:country-complex="LK"/>
    </style:style>
    <style:style style:name="T198" style:family="text">
      <style:text-properties fo:language="zxx" fo:country="none" style:language-asian="zxx" style:country-asian="none" style:language-complex="bo" style:country-complex="C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43cm" svg:height="59.65cm" svg:x="-10.5cm" svg:y="0cm">
          <draw:text-box>
            <text:p text:style-name="P1"><text:s/>144 8 50</text:p>
            <text:p text:style-name="P1"><text:span text:style-name="T1">1</text:span><text:span text:style-name="T1"><text:tab/></text:span><text:span text:style-name="T1">[</text:span><text:span text:style-name="T1">無</text:span><text:span text:style-name="T1">]</text:span><text:span text:style-name="T1"><text:tab/></text:span></text:p>
            <text:p text:style-name="P1"><text:span text:style-name="T2">2</text:span><text:span text:style-name="T2"><text:tab/></text:span><text:span text:style-name="T2">土耳其文</text:span><text:span text:style-name="T2"><text:tab/></text:span></text:p>
            <text:p text:style-name="P1"><text:span text:style-name="T3">3</text:span><text:span text:style-name="T3"><text:tab/></text:span><text:span text:style-name="T3">夫里斯蘭文</text:span><text:span text:style-name="T3"><text:tab/></text:span></text:p>
            <text:p text:style-name="P1"><text:span text:style-name="T4">4</text:span><text:span text:style-name="T4"><text:tab/></text:span><text:span text:style-name="T4">夫里斯蘭語</text:span><text:span text:style-name="T4"><text:tab/></text:span></text:p>
            <text:p text:style-name="P1"><text:span text:style-name="T5">5</text:span><text:span text:style-name="T5"><text:tab/></text:span><text:span text:style-name="T5">巴斯克文</text:span><text:span text:style-name="T5"><text:tab/></text:span></text:p>
            <text:p text:style-name="P1"><text:span text:style-name="T6">6</text:span><text:span text:style-name="T6"><text:tab/></text:span><text:span text:style-name="T6">文達文</text:span><text:span text:style-name="T6"><text:tab/></text:span></text:p>
            <text:p text:style-name="P1"><text:span text:style-name="T7">7</text:span><text:span text:style-name="T7"><text:tab/></text:span><text:span text:style-name="T7">毛利文</text:span><text:span text:style-name="T7">(</text:span><text:span text:style-name="T7">紐西蘭</text:span><text:span text:style-name="T7">)</text:span><text:span text:style-name="T7"><text:tab/></text:span></text:p>
            <text:p text:style-name="P1"><text:span text:style-name="T8">8</text:span><text:span text:style-name="T8"><text:tab/></text:span><text:span text:style-name="T8">丹麥文</text:span><text:span text:style-name="T8"><text:tab/></text:span></text:p>
            <text:p text:style-name="P1"><text:span text:style-name="T9">9</text:span><text:span text:style-name="T9"><text:tab/></text:span><text:span text:style-name="T9">不列塔尼文</text:span><text:span text:style-name="T9"><text:tab/></text:span></text:p>
            <text:p text:style-name="P1"><text:span text:style-name="T10">10</text:span><text:span text:style-name="T10"><text:tab/></text:span><text:span text:style-name="T10">世界語</text:span><text:span text:style-name="T10"><text:tab/></text:span></text:p>
            <text:p text:style-name="P1"><text:span text:style-name="T11">11</text:span><text:span text:style-name="T11"><text:tab/></text:span><text:span text:style-name="T11">加利西亞文</text:span><text:span text:style-name="T11"><text:tab/></text:span></text:p>
            <text:p text:style-name="P1"><text:span text:style-name="T12">12</text:span><text:span text:style-name="T12"><text:tab/></text:span><text:span text:style-name="T12">加泰羅尼亞文</text:span><text:span text:style-name="T12"><text:tab/></text:span></text:p>
            <text:p text:style-name="P1"><text:span text:style-name="T13">13</text:span><text:span text:style-name="T13"><text:tab/></text:span><text:span text:style-name="T13">加斯科涅語</text:span><text:span text:style-name="T13"><text:tab/></text:span></text:p>
            <text:p text:style-name="P1"><text:span text:style-name="T14">14</text:span><text:span text:style-name="T14"><text:tab/></text:span><text:span text:style-name="T14">印尼文</text:span><text:span text:style-name="T14"><text:tab/></text:span></text:p>
            <text:p text:style-name="P1"><text:span text:style-name="T15">15</text:span><text:span text:style-name="T15"><text:tab/></text:span><text:span text:style-name="T15">印度方言 </text:span><text:span text:style-name="T15">(Konkani)</text:span><text:span text:style-name="T15"><text:tab/></text:span></text:p>
            <text:p text:style-name="P1"><text:span text:style-name="T16">16</text:span><text:span text:style-name="T16"><text:tab/></text:span><text:span text:style-name="T16">史瓦濟語</text:span><text:span text:style-name="T16"><text:tab/></text:span></text:p>
            <text:p text:style-name="P1"><text:span text:style-name="T17">17</text:span><text:span text:style-name="T17"><text:tab/></text:span><text:span text:style-name="T17">白俄羅斯文</text:span><text:span text:style-name="T17"><text:tab/></text:span></text:p>
            <text:p text:style-name="P1"><text:span text:style-name="T18">18</text:span><text:span text:style-name="T18"><text:tab/></text:span><text:span text:style-name="T18">北索托文</text:span><text:span text:style-name="T18"><text:tab/></text:span></text:p>
            <text:p text:style-name="P1"><text:span text:style-name="T19">19</text:span><text:span text:style-name="T19"><text:tab/></text:span><text:span text:style-name="T19">立陶宛文</text:span><text:span text:style-name="T19"><text:tab/></text:span></text:p>
            <text:p text:style-name="P1"><text:span text:style-name="T20">20</text:span><text:span text:style-name="T20"><text:tab/></text:span><text:span text:style-name="T20">冰島文</text:span><text:span text:style-name="T20"><text:tab/></text:span></text:p>
            <text:p text:style-name="P1"><text:span text:style-name="T21">21</text:span><text:span text:style-name="T21"><text:tab/></text:span><text:span text:style-name="T21">匈牙利文</text:span><text:span text:style-name="T21"><text:tab/></text:span></text:p>
            <text:p text:style-name="P1"><text:span text:style-name="T22">22</text:span><text:span text:style-name="T22"><text:tab/></text:span><text:span text:style-name="T22">吉爾吉斯語</text:span><text:span text:style-name="T22"><text:tab/></text:span></text:p>
            <text:p text:style-name="P1"><text:span text:style-name="T23">23</text:span><text:span text:style-name="T23"><text:tab/></text:span><text:span text:style-name="T23">西班牙文 </text:span><text:span text:style-name="T23">(</text:span><text:span text:style-name="T23">厄瓜多</text:span><text:span text:style-name="T23">)</text:span><text:span text:style-name="T23"><text:tab/></text:span></text:p>
            <text:p text:style-name="P1"><text:span text:style-name="T24">24</text:span><text:span text:style-name="T24"><text:tab/></text:span><text:span text:style-name="T24">西班牙文 </text:span><text:span text:style-name="T24">(</text:span><text:span text:style-name="T24">巴拉圭</text:span><text:span text:style-name="T24">)</text:span><text:span text:style-name="T24"><text:tab/></text:span></text:p>
            <text:p text:style-name="P1"><text:span text:style-name="T25">25</text:span><text:span text:style-name="T25"><text:tab/></text:span><text:span text:style-name="T25">西班牙文 </text:span><text:span text:style-name="T25">(</text:span><text:span text:style-name="T25">巴拿馬</text:span><text:span text:style-name="T25">)</text:span><text:span text:style-name="T25"><text:tab/></text:span></text:p>
            <text:p text:style-name="P1"><text:span text:style-name="T26">26</text:span><text:span text:style-name="T26"><text:tab/></text:span><text:span text:style-name="T26">西班牙文 </text:span><text:span text:style-name="T26">(</text:span><text:span text:style-name="T26">尼加拉瓜</text:span><text:span text:style-name="T26">)</text:span><text:span text:style-name="T26"><text:tab/></text:span></text:p>
            <text:p text:style-name="P1"><text:span text:style-name="T27">27</text:span><text:span text:style-name="T27"><text:tab/></text:span><text:span text:style-name="T27">西班牙文 </text:span><text:span text:style-name="T27">(</text:span><text:span text:style-name="T27">瓜地馬拉</text:span><text:span text:style-name="T27">)</text:span><text:span text:style-name="T27"><text:tab/></text:span></text:p>
            <text:p text:style-name="P1"><text:span text:style-name="T28">28</text:span><text:span text:style-name="T28"><text:tab/></text:span><text:span text:style-name="T28">西班牙文 </text:span><text:span text:style-name="T28">(</text:span><text:span text:style-name="T28">多米尼加</text:span><text:span text:style-name="T28">)</text:span><text:span text:style-name="T28"><text:tab/></text:span></text:p>
            <text:p text:style-name="P1"><text:span text:style-name="T29">29</text:span><text:span text:style-name="T29"><text:tab/></text:span><text:span text:style-name="T29">西班牙文 </text:span><text:span text:style-name="T29">(</text:span><text:span text:style-name="T29">西班牙</text:span><text:span text:style-name="T29">)</text:span><text:span text:style-name="T29"><text:tab/></text:span></text:p>
            <text:p text:style-name="P1"><text:span text:style-name="T30">30</text:span><text:span text:style-name="T30"><text:tab/></text:span><text:span text:style-name="T30">西班牙文 </text:span><text:span text:style-name="T30">(</text:span><text:span text:style-name="T30">宏都拉斯</text:span><text:span text:style-name="T30">)</text:span><text:span text:style-name="T30"><text:tab/></text:span></text:p>
            <text:p text:style-name="P1"><text:span text:style-name="T31">31</text:span><text:span text:style-name="T31"><text:tab/></text:span><text:span text:style-name="T31">西班牙文 </text:span><text:span text:style-name="T31">(</text:span><text:span text:style-name="T31">阿根廷</text:span><text:span text:style-name="T31">)</text:span><text:span text:style-name="T31"><text:tab/></text:span></text:p>
            <text:p text:style-name="P1"><text:span text:style-name="T32">32</text:span><text:span text:style-name="T32"><text:tab/></text:span><text:span text:style-name="T32">西班牙文 </text:span><text:span text:style-name="T32">(</text:span><text:span text:style-name="T32">委內瑞拉</text:span><text:span text:style-name="T32">)</text:span><text:span text:style-name="T32"><text:tab/></text:span></text:p>
            <text:p text:style-name="P1"><text:span text:style-name="T33">33</text:span><text:span text:style-name="T33"><text:tab/></text:span><text:span text:style-name="T33">西班牙文 </text:span><text:span text:style-name="T33">(</text:span><text:span text:style-name="T33">波多黎各</text:span><text:span text:style-name="T33">)</text:span><text:span text:style-name="T33"><text:tab/></text:span></text:p>
            <text:p text:style-name="P1"><text:span text:style-name="T34">34</text:span><text:span text:style-name="T34"><text:tab/></text:span><text:span text:style-name="T34">西班牙文 </text:span><text:span text:style-name="T34">(</text:span><text:span text:style-name="T34">玻利維亞</text:span><text:span text:style-name="T34">)</text:span><text:span text:style-name="T34"><text:tab/></text:span></text:p>
            <text:p text:style-name="P1"><text:span text:style-name="T35">35</text:span><text:span text:style-name="T35"><text:tab/></text:span><text:span text:style-name="T35">西班牙文 </text:span><text:span text:style-name="T35">(</text:span><text:span text:style-name="T35">哥倫比亞</text:span><text:span text:style-name="T35">)</text:span><text:span text:style-name="T35"><text:tab/></text:span></text:p>
            <text:p text:style-name="P1"><text:span text:style-name="T36">36</text:span><text:span text:style-name="T36"><text:tab/></text:span><text:span text:style-name="T36">西班牙文 </text:span><text:span text:style-name="T36">(</text:span><text:span text:style-name="T36">哥斯大黎加</text:span><text:span text:style-name="T36">)</text:span><text:span text:style-name="T36"><text:tab/></text:span></text:p>
            <text:p text:style-name="P1"><text:span text:style-name="T37">37</text:span><text:span text:style-name="T37"><text:tab/></text:span><text:span text:style-name="T37">西班牙文 </text:span><text:span text:style-name="T37">(</text:span><text:span text:style-name="T37">烏拉圭</text:span><text:span text:style-name="T37">)</text:span><text:span text:style-name="T37"><text:tab/></text:span></text:p>
            <text:p text:style-name="P1"><text:span text:style-name="T38">38</text:span><text:span text:style-name="T38"><text:tab/></text:span><text:span text:style-name="T38">西班牙文 </text:span><text:span text:style-name="T38">(</text:span><text:span text:style-name="T38">秘魯</text:span><text:span text:style-name="T38">)</text:span><text:span text:style-name="T38"><text:tab/></text:span></text:p>
            <text:p text:style-name="P1"><text:span text:style-name="T29">39</text:span><text:span text:style-name="T29"><text:tab/></text:span><text:span text:style-name="T29">西班牙文 </text:span><text:span text:style-name="T29">(</text:span><text:span text:style-name="T29">現代</text:span><text:span text:style-name="T29">)</text:span><text:span text:style-name="T29"><text:tab/></text:span></text:p>
            <text:p text:style-name="P1"><text:span text:style-name="T39">40</text:span><text:span text:style-name="T39"><text:tab/></text:span><text:span text:style-name="T39">西班牙文 </text:span><text:span text:style-name="T39">(</text:span><text:span text:style-name="T39">智利</text:span><text:span text:style-name="T39">)</text:span><text:span text:style-name="T39"><text:tab/></text:span></text:p>
            <text:p text:style-name="P1"><text:span text:style-name="T40">41</text:span><text:span text:style-name="T40"><text:tab/></text:span><text:span text:style-name="T40">西班牙文 </text:span><text:span text:style-name="T40">(</text:span><text:span text:style-name="T40">墨西哥</text:span><text:span text:style-name="T40">)</text:span><text:span text:style-name="T40"><text:tab/></text:span></text:p>
            <text:p text:style-name="P1"><text:span text:style-name="T41">42</text:span><text:span text:style-name="T41"><text:tab/></text:span><text:span text:style-name="T41">西班牙文 </text:span><text:span text:style-name="T41">(</text:span><text:span text:style-name="T41">薩爾瓦多</text:span><text:span text:style-name="T41">)</text:span><text:span text:style-name="T41"><text:tab/></text:span></text:p>
            <text:p text:style-name="P1"><text:span text:style-name="T42">43</text:span><text:span text:style-name="T42"><text:tab/></text:span><text:span text:style-name="T42">克羅地亞文</text:span><text:span text:style-name="T42"><text:tab/></text:span></text:p>
            <text:p text:style-name="P1"><text:span text:style-name="T43">44</text:span><text:span text:style-name="T43"><text:tab/></text:span><text:span text:style-name="T43">希臘文</text:span><text:span text:style-name="T43"><text:tab/></text:span></text:p>
            <text:p text:style-name="P1"><text:span text:style-name="T44">45</text:span><text:span text:style-name="T44"><text:tab/></text:span><text:span text:style-name="T44">芬蘭文</text:span><text:span text:style-name="T44"><text:tab/></text:span></text:p>
            <text:p text:style-name="P1"><text:span text:style-name="T45">46</text:span><text:span text:style-name="T45"><text:tab/></text:span><text:span text:style-name="T45">阿塞拜疆文 </text:span><text:span text:style-name="T45">(</text:span><text:span text:style-name="T45">拉丁文</text:span><text:span text:style-name="T45">)</text:span><text:span text:style-name="T45"><text:tab/></text:span></text:p>
            <text:p text:style-name="P1"><text:span text:style-name="T46">47</text:span><text:span text:style-name="T46"><text:tab/></text:span><text:span text:style-name="T46">阿塞拜疆文 </text:span><text:span text:style-name="T46">(</text:span><text:span text:style-name="T46">斯拉夫文</text:span><text:span text:style-name="T46">)</text:span><text:span text:style-name="T46"><text:tab/></text:span></text:p>
            <text:p text:style-name="P1"><text:span text:style-name="T47">48</text:span><text:span text:style-name="T47"><text:tab/></text:span><text:span text:style-name="T47">阿爾巴尼亞文</text:span><text:span text:style-name="T47"><text:tab/></text:span></text:p>
            <text:p text:style-name="P1"><text:span text:style-name="T48">49</text:span><text:span text:style-name="T48"><text:tab/></text:span><text:span text:style-name="T48">里托羅曼文</text:span><text:span text:style-name="T48"><text:tab/></text:span></text:p>
            <text:p text:style-name="P1"><text:span text:style-name="T49">50</text:span><text:span text:style-name="T49"><text:tab/></text:span><text:span text:style-name="T49">亞肯語</text:span><text:span text:style-name="T49"><text:tab/></text:span></text:p>
            <text:p text:style-name="P1"><text:span text:style-name="T50">51</text:span><text:span text:style-name="T50"><text:tab/></text:span><text:span text:style-name="T50">亞美尼亞文</text:span><text:span text:style-name="T50"><text:tab/></text:span></text:p>
            <text:p text:style-name="P1"><text:span text:style-name="T51">52</text:span><text:span text:style-name="T51"><text:tab/></text:span><text:span text:style-name="T51">法文 </text:span><text:span text:style-name="T51">(</text:span><text:span text:style-name="T51">比利時</text:span><text:span text:style-name="T51">)</text:span><text:span text:style-name="T51"><text:tab/></text:span></text:p>
            <text:p text:style-name="P1"><text:span text:style-name="T52">53</text:span><text:span text:style-name="T52"><text:tab/></text:span><text:span text:style-name="T52">法文 </text:span><text:span text:style-name="T52">(</text:span><text:span text:style-name="T52">加拿大</text:span><text:span text:style-name="T52">)</text:span><text:span text:style-name="T52"><text:tab/></text:span></text:p>
            <text:p text:style-name="P1"><text:span text:style-name="T53">54</text:span><text:span text:style-name="T53"><text:tab/></text:span><text:span text:style-name="T53">法文 </text:span><text:span text:style-name="T53">(</text:span><text:span text:style-name="T53">法國</text:span><text:span text:style-name="T53">)</text:span><text:span text:style-name="T53"><text:tab/></text:span></text:p>
            <text:p text:style-name="P1"><text:span text:style-name="T54">55</text:span><text:span text:style-name="T54"><text:tab/></text:span><text:span text:style-name="T54">法文 </text:span><text:span text:style-name="T54">(</text:span><text:span text:style-name="T54">奧地利</text:span><text:span text:style-name="T54">)</text:span><text:span text:style-name="T54"><text:tab/></text:span></text:p>
            <text:p text:style-name="P1"><text:span text:style-name="T55">56</text:span><text:span text:style-name="T55"><text:tab/></text:span><text:span text:style-name="T55">法文 </text:span><text:span text:style-name="T55">(</text:span><text:span text:style-name="T55">瑞士</text:span><text:span text:style-name="T55">)</text:span><text:span text:style-name="T55"><text:tab/></text:span></text:p>
            <text:p text:style-name="P1"><text:span text:style-name="T56">57</text:span><text:span text:style-name="T56"><text:tab/></text:span><text:span text:style-name="T56">法文 </text:span><text:span text:style-name="T56">(</text:span><text:span text:style-name="T56">瑞士</text:span><text:span text:style-name="T56">)</text:span><text:span text:style-name="T56"><text:tab/></text:span></text:p>
            <text:p text:style-name="P1"><text:span text:style-name="T57">58</text:span><text:span text:style-name="T57"><text:tab/></text:span><text:span text:style-name="T57">法文 </text:span><text:span text:style-name="T57">(</text:span><text:span text:style-name="T57">摩洛哥</text:span><text:span text:style-name="T57">)</text:span><text:span text:style-name="T57"><text:tab/></text:span></text:p>
            <text:p text:style-name="P1"><text:span text:style-name="T58">59</text:span><text:span text:style-name="T58"><text:tab/></text:span><text:span text:style-name="T58">法文 </text:span><text:span text:style-name="T58">(</text:span><text:span text:style-name="T58">盧森堡</text:span><text:span text:style-name="T58">)</text:span><text:span text:style-name="T58"><text:tab/></text:span></text:p>
            <text:p text:style-name="P1"><text:span text:style-name="T59">60</text:span><text:span text:style-name="T59"><text:tab/></text:span><text:span text:style-name="T59">法文 </text:span><text:span text:style-name="T59">(</text:span><text:span text:style-name="T59">盧森堡</text:span><text:span text:style-name="T59">)</text:span><text:span text:style-name="T59"><text:tab/></text:span></text:p>
            <text:p text:style-name="P1"><text:span text:style-name="T60">61</text:span><text:span text:style-name="T60"><text:tab/></text:span><text:span text:style-name="T60">法羅群島文</text:span><text:span text:style-name="T60"><text:tab/></text:span></text:p>
            <text:p text:style-name="P1"><text:span text:style-name="T61">62</text:span><text:span text:style-name="T61"><text:tab/></text:span><text:span text:style-name="T61">波士尼亞文</text:span><text:span text:style-name="T61"><text:tab/></text:span></text:p>
            <text:p text:style-name="P1"><text:span text:style-name="T62">63</text:span><text:span text:style-name="T62"><text:tab/></text:span><text:span text:style-name="T62">波蘭文</text:span><text:span text:style-name="T62"><text:tab/></text:span></text:p>
            <text:p text:style-name="P1"><text:span text:style-name="T63">64</text:span><text:span text:style-name="T63"><text:tab/></text:span><text:span text:style-name="T63">英文 </text:span><text:span text:style-name="T63">(</text:span><text:span text:style-name="T63">千里達</text:span><text:span text:style-name="T63">)</text:span><text:span text:style-name="T63"><text:tab/></text:span></text:p>
            <text:p text:style-name="P1"><text:span text:style-name="T64">65</text:span><text:span text:style-name="T64"><text:tab/></text:span><text:span text:style-name="T64">英文 </text:span><text:span text:style-name="T64">(</text:span><text:span text:style-name="T64">牙買加</text:span><text:span text:style-name="T64">)</text:span><text:span text:style-name="T64"><text:tab/></text:span></text:p>
            <text:p text:style-name="P1"><text:span text:style-name="T65">66</text:span><text:span text:style-name="T65"><text:tab/></text:span><text:span text:style-name="T65">英文 </text:span><text:span text:style-name="T65">(</text:span><text:span text:style-name="T65">加拿大</text:span><text:span text:style-name="T65">)</text:span><text:span text:style-name="T65"><text:tab/></text:span></text:p>
            <text:p text:style-name="P1"><text:span text:style-name="T66">67</text:span><text:span text:style-name="T66"><text:tab/></text:span><text:span text:style-name="T66">英文 </text:span><text:span text:style-name="T66">(</text:span><text:span text:style-name="T66">加勒比海</text:span><text:span text:style-name="T66">)</text:span><text:span text:style-name="T66"><text:tab/></text:span></text:p>
            <text:p text:style-name="P1"><text:span text:style-name="T67">68</text:span><text:span text:style-name="T67"><text:tab/></text:span><text:span text:style-name="T67">英文 </text:span><text:span text:style-name="T67">(</text:span><text:span text:style-name="T67">貝里斯</text:span><text:span text:style-name="T67">)</text:span><text:span text:style-name="T67"><text:tab/></text:span></text:p>
            <text:p text:style-name="P1"><text:span text:style-name="T68">69</text:span><text:span text:style-name="T68"><text:tab/></text:span><text:span text:style-name="T68">英文 </text:span><text:span text:style-name="T68">(</text:span><text:span text:style-name="T68">辛巴威</text:span><text:span text:style-name="T68">)</text:span><text:span text:style-name="T68"><text:tab/></text:span></text:p>
            <text:p text:style-name="P1"><text:span text:style-name="T69">70</text:span><text:span text:style-name="T69"><text:tab/></text:span><text:span text:style-name="T69">英文 </text:span><text:span text:style-name="T69">(</text:span><text:span text:style-name="T69">英國</text:span><text:span text:style-name="T69">)</text:span><text:span text:style-name="T69"><text:tab/></text:span></text:p>
            <text:p text:style-name="P1"><text:span text:style-name="T70">71</text:span><text:span text:style-name="T70"><text:tab/></text:span><text:span text:style-name="T70">英文 </text:span><text:span text:style-name="T70">(</text:span><text:span text:style-name="T70">南非</text:span><text:span text:style-name="T70">)</text:span><text:span text:style-name="T70"><text:tab/></text:span></text:p>
            <text:p text:style-name="P1"><text:span text:style-name="T71">72</text:span><text:span text:style-name="T71"><text:tab/></text:span><text:span text:style-name="T71">英文 </text:span><text:span text:style-name="T71">(</text:span><text:span text:style-name="T71">美國</text:span><text:span text:style-name="T71">)</text:span><text:span text:style-name="T71"><text:tab/></text:span></text:p>
            <text:p text:style-name="P1"><text:span text:style-name="T72">73</text:span><text:span text:style-name="T72"><text:tab/></text:span><text:span text:style-name="T72">英文 </text:span><text:span text:style-name="T72">(</text:span><text:span text:style-name="T72">紐西蘭</text:span><text:span text:style-name="T72">)</text:span><text:span text:style-name="T72"><text:tab/></text:span></text:p>
            <text:p text:style-name="P1"><text:span text:style-name="T73">74</text:span><text:span text:style-name="T73"><text:tab/></text:span><text:span text:style-name="T73">英文 </text:span><text:span text:style-name="T73">(</text:span><text:span text:style-name="T73">菲律賓</text:span><text:span text:style-name="T73">)</text:span><text:span text:style-name="T73"><text:tab/></text:span></text:p>
            <text:p text:style-name="P1"><text:span text:style-name="T74">75</text:span><text:span text:style-name="T74"><text:tab/></text:span><text:span text:style-name="T74">英文 </text:span><text:span text:style-name="T74">(</text:span><text:span text:style-name="T74">愛爾蘭</text:span><text:span text:style-name="T74">)</text:span><text:span text:style-name="T74"><text:tab/></text:span></text:p>
            <text:p text:style-name="P1"><text:span text:style-name="T75">76</text:span><text:span text:style-name="T75"><text:tab/></text:span><text:span text:style-name="T75">英文 </text:span><text:span text:style-name="T75">(</text:span><text:span text:style-name="T75">澳大利亞</text:span><text:span text:style-name="T75">)</text:span><text:span text:style-name="T75"><text:tab/></text:span></text:p>
            <text:p text:style-name="P1"><text:span text:style-name="T76">77</text:span><text:span text:style-name="T76"><text:tab/></text:span><text:span text:style-name="T76">英語 </text:span><text:span text:style-name="T76">(</text:span><text:span text:style-name="T76">印度</text:span><text:span text:style-name="T76">)</text:span><text:span text:style-name="T76"><text:tab/></text:span></text:p>
            <text:p text:style-name="P1"><text:span text:style-name="T77">78</text:span><text:span text:style-name="T77"><text:tab/></text:span><text:span text:style-name="T77">英語 </text:span><text:span text:style-name="T77">(</text:span><text:span text:style-name="T77">納米比亞</text:span><text:span text:style-name="T77">)</text:span><text:span text:style-name="T77"><text:tab/></text:span></text:p>
            <text:p text:style-name="P1"><text:span text:style-name="T78">79</text:span><text:span text:style-name="T78"><text:tab/></text:span><text:span text:style-name="T78">金牙旺達 </text:span><text:span text:style-name="T78">(</text:span><text:span text:style-name="T78">盧旺達</text:span><text:span text:style-name="T78">)</text:span><text:span text:style-name="T78"><text:tab/></text:span></text:p>
            <text:p text:style-name="P1"><text:span text:style-name="T79">80</text:span><text:span text:style-name="T79"><text:tab/></text:span><text:span text:style-name="T79">拉丁文</text:span><text:span text:style-name="T79"><text:tab/></text:span></text:p>
            <text:p text:style-name="P1"><text:span text:style-name="T80">81</text:span><text:span text:style-name="T80"><text:tab/></text:span><text:span text:style-name="T80">拉脫維亞文</text:span><text:span text:style-name="T80"><text:tab/></text:span></text:p>
            <text:p text:style-name="P1"><text:span text:style-name="T81">82</text:span><text:span text:style-name="T81"><text:tab/></text:span><text:span text:style-name="T81">俄文</text:span><text:span text:style-name="T81"><text:tab/></text:span></text:p>
            <text:p text:style-name="P1"><text:span text:style-name="T82">83</text:span><text:span text:style-name="T82"><text:tab/></text:span><text:span text:style-name="T82">保加利亞文</text:span><text:span text:style-name="T82"><text:tab/></text:span></text:p>
            <text:p text:style-name="P1"><text:span text:style-name="T83">84</text:span><text:span text:style-name="T83"><text:tab/></text:span><text:span text:style-name="T83">南非語 </text:span><text:span text:style-name="T83">(</text:span><text:span text:style-name="T83">南非</text:span><text:span text:style-name="T83">)</text:span><text:span text:style-name="T83"><text:tab/></text:span></text:p>
            <text:p text:style-name="P1"><text:span text:style-name="T84">85</text:span><text:span text:style-name="T84"><text:tab/></text:span><text:span text:style-name="T84">南非語 </text:span><text:span text:style-name="T84">(</text:span><text:span text:style-name="T84">納米比亞</text:span><text:span text:style-name="T84">)</text:span><text:span text:style-name="T84"><text:tab/></text:span></text:p>
            <text:p text:style-name="P1"><text:span text:style-name="T85">86</text:span><text:span text:style-name="T85"><text:tab/></text:span><text:span text:style-name="T85">南索托語</text:span><text:span text:style-name="T85"><text:tab/></text:span></text:p>
            <text:p text:style-name="P1"><text:span text:style-name="T86">87</text:span><text:span text:style-name="T86"><text:tab/></text:span><text:span text:style-name="T86">哈薩克文</text:span><text:span text:style-name="T86"><text:tab/></text:span></text:p>
            <text:p text:style-name="P1"><text:span text:style-name="T87">88</text:span><text:span text:style-name="T87"><text:tab/></text:span><text:span text:style-name="T87">挪威文 </text:span><text:span text:style-name="T87">(</text:span><text:span text:style-name="T87">尼諾斯克</text:span><text:span text:style-name="T87">)</text:span><text:span text:style-name="T87"><text:tab/></text:span></text:p>
            <text:p text:style-name="P1"><text:span text:style-name="T88">89</text:span><text:span text:style-name="T88"><text:tab/></text:span><text:span text:style-name="T88">挪威文 </text:span><text:span text:style-name="T88">(</text:span><text:span text:style-name="T88">波克默爾</text:span><text:span text:style-name="T88">)</text:span><text:span text:style-name="T88"><text:tab/></text:span></text:p>
            <text:p text:style-name="P1"><text:span text:style-name="T89">90</text:span><text:span text:style-name="T89"><text:tab/></text:span><text:span text:style-name="T89">祖魯語</text:span><text:span text:style-name="T89"><text:tab/></text:span></text:p>
            <text:p text:style-name="P1"><text:span text:style-name="T90">91</text:span><text:span text:style-name="T90"><text:tab/></text:span><text:span text:style-name="T90">埃及古語</text:span><text:span text:style-name="T90"><text:tab/></text:span></text:p>
            <text:p text:style-name="P1"><text:span text:style-name="T91">92</text:span><text:span text:style-name="T91"><text:tab/></text:span><text:span text:style-name="T91">庫德文 </text:span><text:span text:style-name="T91">(</text:span><text:span text:style-name="T91">土耳其</text:span><text:span text:style-name="T91">)</text:span><text:span text:style-name="T91"><text:tab/></text:span></text:p>
            <text:p text:style-name="P1"><text:span text:style-name="T92">93</text:span><text:span text:style-name="T92"><text:tab/></text:span><text:span text:style-name="T92">庫德文 </text:span><text:span text:style-name="T92">(</text:span><text:span text:style-name="T92">敘利亞</text:span><text:span text:style-name="T92">)</text:span><text:span text:style-name="T92"><text:tab/></text:span></text:p>
            <text:p text:style-name="P1"><text:span text:style-name="T93">94</text:span><text:span text:style-name="T93"><text:tab/></text:span><text:span text:style-name="T93">恩德貝勒語 </text:span><text:span text:style-name="T93">(</text:span><text:span text:style-name="T93">南</text:span><text:span text:style-name="T93">)</text:span><text:span text:style-name="T93"><text:tab/></text:span></text:p>
            <text:p text:style-name="P1"><text:span text:style-name="T94">95</text:span><text:span text:style-name="T94"><text:tab/></text:span><text:span text:style-name="T94">格陵蘭文</text:span><text:span text:style-name="T94"><text:tab/></text:span></text:p>
            <text:p text:style-name="P1"><text:span text:style-name="T95">96</text:span><text:span text:style-name="T95"><text:tab/></text:span><text:span text:style-name="T95">格魯吉亞文</text:span><text:span text:style-name="T95"><text:tab/></text:span></text:p>
            <text:p text:style-name="P1"><text:span text:style-name="T96">97</text:span><text:span text:style-name="T96"><text:tab/></text:span><text:span text:style-name="T96">烏克蘭文</text:span><text:span text:style-name="T96"><text:tab/></text:span></text:p>
            <text:p text:style-name="P1"><text:span text:style-name="T97">98</text:span><text:span text:style-name="T97"><text:tab/></text:span><text:span text:style-name="T97">烏茲別克文 </text:span><text:span text:style-name="T97">(</text:span><text:span text:style-name="T97">拉丁文</text:span><text:span text:style-name="T97">)</text:span><text:span text:style-name="T97"><text:tab/></text:span></text:p>
            <text:p text:style-name="P1"><text:span text:style-name="T1">99</text:span><text:span text:style-name="T1"><text:tab/></text:span><text:span text:style-name="T1">烏茲別克文 </text:span><text:span text:style-name="T1">(</text:span><text:span text:style-name="T1">斯拉夫文</text:span><text:span text:style-name="T1">)</text:span><text:span text:style-name="T1"><text:tab/></text:span></text:p>
            <text:p text:style-name="P1"><text:span text:style-name="T98">100</text:span><text:span text:style-name="T98"><text:tab/></text:span><text:span text:style-name="T98">班巴拉語</text:span><text:span text:style-name="T98"><text:tab/></text:span></text:p>
            <text:p text:style-name="P1"><text:span text:style-name="T99">101</text:span><text:span text:style-name="T99"><text:tab/></text:span><text:span text:style-name="T99">班圖文 </text:span><text:span text:style-name="T99">(</text:span><text:span text:style-name="T99">波札那</text:span><text:span text:style-name="T99">)</text:span><text:span text:style-name="T99"><text:tab/></text:span></text:p>
            <text:p text:style-name="P1"><text:span text:style-name="T100">102</text:span><text:span text:style-name="T100"><text:tab/></text:span><text:span text:style-name="T100">班圖文 </text:span><text:span text:style-name="T100">(</text:span><text:span text:style-name="T100">南非</text:span><text:span text:style-name="T100">)</text:span><text:span text:style-name="T100"><text:tab/></text:span></text:p>
            <text:p text:style-name="P1"><text:span text:style-name="T101">103</text:span><text:span text:style-name="T101"><text:tab/></text:span><text:span text:style-name="T101">荷蘭文 </text:span><text:span text:style-name="T101">(</text:span><text:span text:style-name="T101">比利時</text:span><text:span text:style-name="T101">)</text:span><text:span text:style-name="T101"><text:tab/></text:span></text:p>
            <text:p text:style-name="P1"><text:span text:style-name="T102">104</text:span><text:span text:style-name="T102"><text:tab/></text:span><text:span text:style-name="T102">荷蘭文 </text:span><text:span text:style-name="T102">(</text:span><text:span text:style-name="T102">荷蘭</text:span><text:span text:style-name="T102">)</text:span><text:span text:style-name="T102"><text:tab/></text:span></text:p>
            <text:p text:style-name="P1"><text:span text:style-name="T103">105</text:span><text:span text:style-name="T103"><text:tab/></text:span><text:span text:style-name="T103">華隆語</text:span><text:span text:style-name="T103"><text:tab/></text:span></text:p>
            <text:p text:style-name="P1"><text:span text:style-name="T104">106</text:span><text:span text:style-name="T104"><text:tab/></text:span><text:span text:style-name="T104">馬其頓文</text:span><text:span text:style-name="T104"><text:tab/></text:span></text:p>
            <text:p text:style-name="P1"><text:span text:style-name="T105">107</text:span><text:span text:style-name="T105"><text:tab/></text:span><text:span text:style-name="T105">馬來文 </text:span><text:span text:style-name="T105">(</text:span><text:span text:style-name="T105">汶萊</text:span><text:span text:style-name="T105">)</text:span><text:span text:style-name="T105"><text:tab/></text:span></text:p>
            <text:p text:style-name="P1"><text:span text:style-name="T106">108</text:span><text:span text:style-name="T106"><text:tab/></text:span><text:span text:style-name="T106">馬來文 </text:span><text:span text:style-name="T106">(</text:span><text:span text:style-name="T106">馬來西亞</text:span><text:span text:style-name="T106">)</text:span><text:span text:style-name="T106"><text:tab/></text:span></text:p>
            <text:p text:style-name="P1"><text:span text:style-name="T107">109</text:span><text:span text:style-name="T107"><text:tab/></text:span><text:span text:style-name="T107">國際文</text:span><text:span text:style-name="T107"><text:tab/></text:span></text:p>
            <text:p text:style-name="P1"><text:span text:style-name="T108">110</text:span><text:span text:style-name="T108"><text:tab/></text:span><text:span text:style-name="T108">捷克文</text:span><text:span text:style-name="T108"><text:tab/></text:span></text:p>
            <text:p text:style-name="P1"><text:span text:style-name="T109">111</text:span><text:span text:style-name="T109"><text:tab/></text:span><text:span text:style-name="T109">塔吉克語</text:span><text:span text:style-name="T109"><text:tab/></text:span></text:p>
            <text:p text:style-name="P1"><text:span text:style-name="T110">112</text:span><text:span text:style-name="T110"><text:tab/></text:span><text:span text:style-name="T110">提格利尼亞語 </text:span><text:span text:style-name="T110">(</text:span><text:span text:style-name="T110">厄立特里亞</text:span><text:span text:style-name="T110">)</text:span><text:span text:style-name="T110"><text:tab/></text:span></text:p>
            <text:p text:style-name="P1"><text:span text:style-name="T111">113</text:span><text:span text:style-name="T111"><text:tab/></text:span><text:span text:style-name="T111">提格利尼亞語 </text:span><text:span text:style-name="T111">(</text:span><text:span text:style-name="T111">衣索比亞</text:span><text:span text:style-name="T111">)</text:span><text:span text:style-name="T111"><text:tab/></text:span></text:p>
            <text:p text:style-name="P1"><text:span text:style-name="T112">114</text:span><text:span text:style-name="T112"><text:tab/></text:span><text:span text:style-name="T112">斐濟語</text:span><text:span text:style-name="T112"><text:tab/></text:span></text:p>
            <text:p text:style-name="P1"><text:span text:style-name="T113">115</text:span><text:span text:style-name="T113"><text:tab/></text:span><text:span text:style-name="T113">斯瓦希里文 </text:span><text:span text:style-name="T113">(</text:span><text:span text:style-name="T113">坦尚尼亞</text:span><text:span text:style-name="T113">)</text:span><text:span text:style-name="T113"><text:tab/></text:span></text:p>
            <text:p text:style-name="P1"><text:span text:style-name="T114">116</text:span><text:span text:style-name="T114"><text:tab/></text:span><text:span text:style-name="T114">斯瓦希里文 </text:span><text:span text:style-name="T114">(</text:span><text:span text:style-name="T114">肯亞</text:span><text:span text:style-name="T114">)</text:span><text:span text:style-name="T114"><text:tab/></text:span></text:p>
            <text:p text:style-name="P1"><text:span text:style-name="T115">117</text:span><text:span text:style-name="T115"><text:tab/></text:span><text:span text:style-name="T115">斯洛伐克文</text:span><text:span text:style-name="T115"><text:tab/></text:span></text:p>
            <text:p text:style-name="P1"><text:span text:style-name="T116">118</text:span><text:span text:style-name="T116"><text:tab/></text:span><text:span text:style-name="T116">斯洛維尼亞文</text:span><text:span text:style-name="T116"><text:tab/></text:span></text:p>
            <text:p text:style-name="P1"><text:span text:style-name="T117">119</text:span><text:span text:style-name="T117"><text:tab/></text:span><text:span text:style-name="T117">葡萄牙文 </text:span><text:span text:style-name="T117">(</text:span><text:span text:style-name="T117">巴西</text:span><text:span text:style-name="T117">)</text:span><text:span text:style-name="T117"><text:tab/></text:span></text:p>
            <text:p text:style-name="P1"><text:span text:style-name="T118">120</text:span><text:span text:style-name="T118"><text:tab/></text:span><text:span text:style-name="T118">葡萄牙文 </text:span><text:span text:style-name="T118">(</text:span><text:span text:style-name="T118">葡萄牙</text:span><text:span text:style-name="T118">)</text:span><text:span text:style-name="T118"><text:tab/></text:span></text:p>
            <text:p text:style-name="P1"><text:span text:style-name="T119">121</text:span><text:span text:style-name="T119"><text:tab/></text:span><text:span text:style-name="T119">奧克文</text:span><text:span text:style-name="T119"><text:tab/></text:span></text:p>
            <text:p text:style-name="P1"><text:span text:style-name="T120">122</text:span><text:span text:style-name="T120"><text:tab/></text:span><text:span text:style-name="T120">愛沙尼亞文</text:span><text:span text:style-name="T120"><text:tab/></text:span></text:p>
            <text:p text:style-name="P1"><text:span text:style-name="T121">123</text:span><text:span text:style-name="T121"><text:tab/></text:span><text:span text:style-name="T121">愛爾蘭文</text:span><text:span text:style-name="T121"><text:tab/></text:span></text:p>
            <text:p text:style-name="P1"><text:span text:style-name="T122">124</text:span><text:span text:style-name="T122"><text:tab/></text:span><text:span text:style-name="T122">楚瓦士語</text:span><text:span text:style-name="T122"><text:tab/></text:span></text:p>
            <text:p text:style-name="P1"><text:span text:style-name="T123">125</text:span><text:span text:style-name="T123"><text:tab/></text:span><text:span text:style-name="T123">瑞士法文</text:span><text:span text:style-name="T123"><text:tab/></text:span></text:p>
            <text:p text:style-name="P1"><text:span text:style-name="T124">126</text:span><text:span text:style-name="T124"><text:tab/></text:span><text:span text:style-name="T124">瑞典文 </text:span><text:span text:style-name="T124">(</text:span><text:span text:style-name="T124">芬蘭</text:span><text:span text:style-name="T124">)</text:span><text:span text:style-name="T124"><text:tab/></text:span></text:p>
            <text:p text:style-name="P1"><text:span text:style-name="T125">127</text:span><text:span text:style-name="T125"><text:tab/></text:span><text:span text:style-name="T125">瑞典文 </text:span><text:span text:style-name="T125">(</text:span><text:span text:style-name="T125">瑞典</text:span><text:span text:style-name="T125">)</text:span><text:span text:style-name="T125"><text:tab/></text:span></text:p>
            <text:p text:style-name="P1"><text:span text:style-name="T126">128</text:span><text:span text:style-name="T126"><text:tab/></text:span><text:span text:style-name="T126">義大利文 </text:span><text:span text:style-name="T126">(</text:span><text:span text:style-name="T126">瑞士</text:span><text:span text:style-name="T126">)</text:span><text:span text:style-name="T126"><text:tab/></text:span></text:p>
            <text:p text:style-name="P1"><text:span text:style-name="T127">129</text:span><text:span text:style-name="T127"><text:tab/></text:span><text:span text:style-name="T127">義大利文 </text:span><text:span text:style-name="T127">(</text:span><text:span text:style-name="T127">義大利</text:span><text:span text:style-name="T127">)</text:span><text:span text:style-name="T127"><text:tab/></text:span></text:p>
            <text:p text:style-name="P1"><text:span text:style-name="T128">130</text:span><text:span text:style-name="T128"><text:tab/></text:span><text:span text:style-name="T128">蒙古文</text:span><text:span text:style-name="T128"><text:tab/></text:span></text:p>
            <text:p text:style-name="P1"><text:span text:style-name="T129">131</text:span><text:span text:style-name="T129"><text:tab/></text:span><text:span text:style-name="T129">蓋爾文 </text:span><text:span text:style-name="T129">(</text:span><text:span text:style-name="T129">蘇格蘭</text:span><text:span text:style-name="T129">)</text:span><text:span text:style-name="T129"><text:tab/></text:span></text:p>
            <text:p text:style-name="P1"><text:span text:style-name="T130">132</text:span><text:span text:style-name="T130"><text:tab/></text:span><text:span text:style-name="T130">頌加文</text:span><text:span text:style-name="T130"><text:tab/></text:span></text:p>
            <text:p text:style-name="P1"><text:span text:style-name="T131">133</text:span><text:span text:style-name="T131"><text:tab/></text:span><text:span text:style-name="T131">塞爾維亞文 </text:span><text:span text:style-name="T131">(</text:span><text:span text:style-name="T131">拉丁文</text:span><text:span text:style-name="T131">)</text:span><text:span text:style-name="T131"><text:tab/></text:span></text:p>
            <text:p text:style-name="P1"><text:span text:style-name="T132">134</text:span><text:span text:style-name="T132"><text:tab/></text:span><text:span text:style-name="T132">塞爾維亞文 </text:span><text:span text:style-name="T132">(</text:span><text:span text:style-name="T132">斯拉夫文</text:span><text:span text:style-name="T132">)</text:span><text:span text:style-name="T132"><text:tab/></text:span></text:p>
            <text:p text:style-name="P1"><text:span text:style-name="T133">135</text:span><text:span text:style-name="T133"><text:tab/></text:span><text:span text:style-name="T133">廓薩文</text:span><text:span text:style-name="T133"><text:tab/></text:span></text:p>
            <text:p text:style-name="P1"><text:span text:style-name="T134">136</text:span><text:span text:style-name="T134"><text:tab/></text:span><text:span text:style-name="T134">德文 </text:span><text:span text:style-name="T134">(</text:span><text:span text:style-name="T134">列支敦斯登</text:span><text:span text:style-name="T134">)</text:span><text:span text:style-name="T134"><text:tab/></text:span></text:p>
            <text:p text:style-name="P1"><text:span text:style-name="T135">137</text:span><text:span text:style-name="T135"><text:tab/></text:span><text:span text:style-name="T135">德文 </text:span><text:span text:style-name="T135">(</text:span><text:span text:style-name="T135">德國</text:span><text:span text:style-name="T135">)</text:span><text:span text:style-name="T135"><text:tab/></text:span></text:p>
            <text:p text:style-name="P1"><text:span text:style-name="T136">138</text:span><text:span text:style-name="T136"><text:tab/></text:span><text:span text:style-name="T136">德希維希文</text:span><text:span text:style-name="T136"><text:tab/></text:span></text:p>
            <text:p text:style-name="P1"><text:span text:style-name="T137">139</text:span><text:span text:style-name="T137"><text:tab/></text:span><text:span text:style-name="T137">德語 </text:span><text:span text:style-name="T137">(</text:span><text:span text:style-name="T137">比利時</text:span><text:span text:style-name="T137">)</text:span><text:span text:style-name="T137"><text:tab/></text:span></text:p>
            <text:p text:style-name="P1"><text:span text:style-name="T138">140</text:span><text:span text:style-name="T138"><text:tab/></text:span><text:span text:style-name="T138">穆爾</text:span><text:span text:style-name="T138"><text:tab/></text:span></text:p>
            <text:p text:style-name="P1"><text:span text:style-name="T139">141</text:span><text:span text:style-name="T139"><text:tab/></text:span><text:span text:style-name="T139">薩丁文</text:span><text:span text:style-name="T139"><text:tab/></text:span></text:p>
            <text:p text:style-name="P1"><text:span text:style-name="T140">142</text:span><text:span text:style-name="T140"><text:tab/></text:span><text:span text:style-name="T140">盧森堡語</text:span><text:span text:style-name="T140"><text:tab/></text:span></text:p>
            <text:p text:style-name="P1"><text:span text:style-name="T141">143</text:span><text:span text:style-name="T141"><text:tab/></text:span><text:span text:style-name="T141">羅馬尼亞文</text:span><text:span text:style-name="T141"><text:tab/></text:span></text:p>
            <text:p text:style-name="P1"><text:span text:style-name="T142">144</text:span><text:span text:style-name="T142"><text:tab/></text:span><text:span text:style-name="T142">韃靼文</text:span><text:span text:style-name="T142"><text:tab/></text:span></text:p>
            <text:p text:style-name="P1"><text:span text:style-name="T1">1</text:span><text:span text:style-name="T1"><text:tab/></text:span><text:span text:style-name="T1">[</text:span><text:span text:style-name="T1">無</text:span><text:span text:style-name="T1">]</text:span><text:span text:style-name="T1"><text:tab/></text:span></text:p>
            <text:p text:style-name="P1"><text:span text:style-name="T143">2</text:span><text:span text:style-name="T143"><text:tab/></text:span><text:span text:style-name="T143">中文 </text:span><text:span text:style-name="T143">(</text:span><text:span text:style-name="T143">香港</text:span><text:span text:style-name="T143">)</text:span><text:span text:style-name="T143"><text:tab/></text:span></text:p>
            <text:p text:style-name="P1"><text:span text:style-name="T144">3</text:span><text:span text:style-name="T144"><text:tab/></text:span><text:span text:style-name="T144">中文 </text:span><text:span text:style-name="T144">(</text:span><text:span text:style-name="T144">新加坡</text:span><text:span text:style-name="T144">)</text:span><text:span text:style-name="T144"><text:tab/></text:span></text:p>
            <text:p text:style-name="P1"><text:span text:style-name="T145">4</text:span><text:span text:style-name="T145"><text:tab/></text:span><text:span text:style-name="T145">中文 </text:span><text:span text:style-name="T145">(</text:span><text:span text:style-name="T145">澳門</text:span><text:span text:style-name="T145">)</text:span><text:span text:style-name="T145"><text:tab/></text:span></text:p>
            <text:p text:style-name="P1"><text:span text:style-name="T146">5</text:span><text:span text:style-name="T146"><text:tab/></text:span><text:span text:style-name="T146">中文 </text:span><text:span text:style-name="T146">(</text:span><text:span text:style-name="T146">繁體</text:span><text:span text:style-name="T146">)</text:span><text:span text:style-name="T146"><text:tab/></text:span></text:p>
            <text:p text:style-name="P1"><text:span text:style-name="T147">6</text:span><text:span text:style-name="T147"><text:tab/></text:span><text:span text:style-name="T147">中文 </text:span><text:span text:style-name="T147">(</text:span><text:span text:style-name="T147">簡體</text:span><text:span text:style-name="T147">)</text:span><text:span text:style-name="T147"><text:tab/></text:span></text:p>
            <text:p text:style-name="P1"><text:span text:style-name="T148">7</text:span><text:span text:style-name="T148"><text:tab/></text:span><text:span text:style-name="T148">日文</text:span><text:span text:style-name="T148"><text:tab/></text:span></text:p>
            <text:p text:style-name="P1"><text:span text:style-name="T149">8</text:span><text:span text:style-name="T149"><text:tab/></text:span><text:span text:style-name="T149">韓文 </text:span><text:span text:style-name="T149">(</text:span><text:span text:style-name="T149">南韓</text:span><text:span text:style-name="T149">)</text:span><text:span text:style-name="T149"><text:tab/></text:span></text:p>
            <text:p text:style-name="P1"><text:span text:style-name="T1">1</text:span><text:span text:style-name="T1"><text:tab/></text:span><text:span text:style-name="T1">[</text:span><text:span text:style-name="T1">無</text:span><text:span text:style-name="T1">]</text:span><text:span text:style-name="T1"><text:tab/></text:span></text:p>
            <text:p text:style-name="P1"><text:span text:style-name="T150">2</text:span><text:span text:style-name="T150"><text:tab/></text:span><text:span text:style-name="T150">不丹語</text:span><text:span text:style-name="T150"><text:tab/></text:span></text:p>
            <text:p text:style-name="P1"><text:span text:style-name="T151">3</text:span><text:span text:style-name="T151"><text:tab/></text:span><text:span text:style-name="T151">印度方言 </text:span><text:span text:style-name="T151">(Manipuri)</text:span><text:span text:style-name="T151"><text:tab/></text:span></text:p>
            <text:p text:style-name="P1"><text:span text:style-name="T152">4</text:span><text:span text:style-name="T152"><text:tab/></text:span><text:span text:style-name="T152">印度方言 </text:span><text:span text:style-name="T152">(Marathi)</text:span><text:span text:style-name="T152"><text:tab/></text:span></text:p>
            <text:p text:style-name="P1"><text:span text:style-name="T153">5</text:span><text:span text:style-name="T153"><text:tab/></text:span><text:span text:style-name="T153">印度方言 </text:span><text:span text:style-name="T153">(Telugu)</text:span><text:span text:style-name="T153"><text:tab/></text:span></text:p>
            <text:p text:style-name="P1"><text:span text:style-name="T154">6</text:span><text:span text:style-name="T154"><text:tab/></text:span><text:span text:style-name="T154">印度的卡納達文</text:span><text:span text:style-name="T154"><text:tab/></text:span></text:p>
            <text:p text:style-name="P1"><text:span text:style-name="T155">7</text:span><text:span text:style-name="T155"><text:tab/></text:span><text:span text:style-name="T155">印度的阿薩姆文</text:span><text:span text:style-name="T155"><text:tab/></text:span></text:p>
            <text:p text:style-name="P1"><text:span text:style-name="T156">8</text:span><text:span text:style-name="T156"><text:tab/></text:span><text:span text:style-name="T156">古吉拉特文</text:span><text:span text:style-name="T156"><text:tab/></text:span></text:p>
            <text:p text:style-name="P1"><text:span text:style-name="T157">9</text:span><text:span text:style-name="T157"><text:tab/></text:span><text:span text:style-name="T157">尼泊爾文 </text:span><text:span text:style-name="T157">(</text:span><text:span text:style-name="T157">印度</text:span><text:span text:style-name="T157">)</text:span><text:span text:style-name="T157"><text:tab/></text:span></text:p>
            <text:p text:style-name="P1"><text:span text:style-name="T158">10</text:span><text:span text:style-name="T158"><text:tab/></text:span><text:span text:style-name="T158">尼泊爾文 </text:span><text:span text:style-name="T158">(</text:span><text:span text:style-name="T158">尼泊爾</text:span><text:span text:style-name="T158">)</text:span><text:span text:style-name="T158"><text:tab/></text:span></text:p>
            <text:p text:style-name="P1"><text:span text:style-name="T159">11</text:span><text:span text:style-name="T159"><text:tab/></text:span><text:span text:style-name="T159">北印度文</text:span><text:span text:style-name="T159"><text:tab/></text:span></text:p>
            <text:p text:style-name="P1"><text:span text:style-name="T160">12</text:span><text:span text:style-name="T160"><text:tab/></text:span><text:span text:style-name="T160">老撾文</text:span><text:span text:style-name="T160"><text:tab/></text:span></text:p>
            <text:p text:style-name="P1"><text:span text:style-name="T161">13</text:span><text:span text:style-name="T161"><text:tab/></text:span><text:span text:style-name="T161">希伯來文</text:span><text:span text:style-name="T161"><text:tab/></text:span></text:p>
            <text:p text:style-name="P1"><text:span text:style-name="T162">14</text:span><text:span text:style-name="T162"><text:tab/></text:span><text:span text:style-name="T162">阿姆哈拉語</text:span><text:span text:style-name="T162"><text:tab/></text:span></text:p>
            <text:p text:style-name="P1"><text:span text:style-name="T163">15</text:span><text:span text:style-name="T163"><text:tab/></text:span><text:span text:style-name="T163">阿拉伯文 </text:span><text:span text:style-name="T163">(</text:span><text:span text:style-name="T163">巴林</text:span><text:span text:style-name="T163">)</text:span><text:span text:style-name="T163"><text:tab/></text:span></text:p>
            <text:p text:style-name="P1"><text:span text:style-name="T164">16</text:span><text:span text:style-name="T164"><text:tab/></text:span><text:span text:style-name="T164">阿拉伯文 </text:span><text:span text:style-name="T164">(</text:span><text:span text:style-name="T164">卡塔爾</text:span><text:span text:style-name="T164">)</text:span><text:span text:style-name="T164"><text:tab/></text:span></text:p>
            <text:p text:style-name="P1"><text:span text:style-name="T165">17</text:span><text:span text:style-name="T165"><text:tab/></text:span><text:span text:style-name="T165">阿拉伯文 </text:span><text:span text:style-name="T165">(</text:span><text:span text:style-name="T165">伊拉克</text:span><text:span text:style-name="T165">)</text:span><text:span text:style-name="T165"><text:tab/></text:span></text:p>
            <text:p text:style-name="P1"><text:span text:style-name="T166">18</text:span><text:span text:style-name="T166"><text:tab/></text:span><text:span text:style-name="T166">阿拉伯文 </text:span><text:span text:style-name="T166">(</text:span><text:span text:style-name="T166">沙烏地阿拉伯</text:span><text:span text:style-name="T166">)</text:span><text:span text:style-name="T166"><text:tab/></text:span></text:p>
            <text:p text:style-name="P1"><text:span text:style-name="T167">19</text:span><text:span text:style-name="T167"><text:tab/></text:span><text:span text:style-name="T167">阿拉伯文 </text:span><text:span text:style-name="T167">(</text:span><text:span text:style-name="T167">阿拉伯聯合大公國</text:span><text:span text:style-name="T167">)</text:span><text:span text:style-name="T167"><text:tab/></text:span></text:p>
            <text:p text:style-name="P1"><text:span text:style-name="T168">20</text:span><text:span text:style-name="T168"><text:tab/></text:span><text:span text:style-name="T168">阿拉伯文 </text:span><text:span text:style-name="T168">(</text:span><text:span text:style-name="T168">阿曼</text:span><text:span text:style-name="T168">)</text:span><text:span text:style-name="T168"><text:tab/></text:span></text:p>
            <text:p text:style-name="P1"><text:span text:style-name="T169">21</text:span><text:span text:style-name="T169"><text:tab/></text:span><text:span text:style-name="T169">阿拉伯文 </text:span><text:span text:style-name="T169">(</text:span><text:span text:style-name="T169">阿爾及利亞</text:span><text:span text:style-name="T169">)</text:span><text:span text:style-name="T169"><text:tab/></text:span></text:p>
            <text:p text:style-name="P1"><text:span text:style-name="T170">22</text:span><text:span text:style-name="T170"><text:tab/></text:span><text:span text:style-name="T170">阿拉伯文 </text:span><text:span text:style-name="T170">(</text:span><text:span text:style-name="T170">利比亞</text:span><text:span text:style-name="T170">)</text:span><text:span text:style-name="T170"><text:tab/></text:span></text:p>
            <text:p text:style-name="P1"><text:span text:style-name="T171">23</text:span><text:span text:style-name="T171"><text:tab/></text:span><text:span text:style-name="T171">阿拉伯文 </text:span><text:span text:style-name="T171">(</text:span><text:span text:style-name="T171">科威特</text:span><text:span text:style-name="T171">)</text:span><text:span text:style-name="T171"><text:tab/></text:span></text:p>
            <text:p text:style-name="P1"><text:span text:style-name="T172">24</text:span><text:span text:style-name="T172"><text:tab/></text:span><text:span text:style-name="T172">阿拉伯文 </text:span><text:span text:style-name="T172">(</text:span><text:span text:style-name="T172">突尼西亞</text:span><text:span text:style-name="T172">)</text:span><text:span text:style-name="T172"><text:tab/></text:span></text:p>
            <text:p text:style-name="P1"><text:span text:style-name="T173">25</text:span><text:span text:style-name="T173"><text:tab/></text:span><text:span text:style-name="T173">阿拉伯文 </text:span><text:span text:style-name="T173">(</text:span><text:span text:style-name="T173">約旦</text:span><text:span text:style-name="T173">)</text:span><text:span text:style-name="T173"><text:tab/></text:span></text:p>
            <text:p text:style-name="P1"><text:span text:style-name="T174">26</text:span><text:span text:style-name="T174"><text:tab/></text:span><text:span text:style-name="T174">阿拉伯文 </text:span><text:span text:style-name="T174">(</text:span><text:span text:style-name="T174">埃及</text:span><text:span text:style-name="T174">)</text:span><text:span text:style-name="T174"><text:tab/></text:span></text:p>
            <text:p text:style-name="P1"><text:span text:style-name="T175">27</text:span><text:span text:style-name="T175"><text:tab/></text:span><text:span text:style-name="T175">阿拉伯文 </text:span><text:span text:style-name="T175">(</text:span><text:span text:style-name="T175">敘利亞</text:span><text:span text:style-name="T175">)</text:span><text:span text:style-name="T175"><text:tab/></text:span></text:p>
            <text:p text:style-name="P1"><text:span text:style-name="T176">28</text:span><text:span text:style-name="T176"><text:tab/></text:span><text:span text:style-name="T176">阿拉伯文 </text:span><text:span text:style-name="T176">(</text:span><text:span text:style-name="T176">葉門</text:span><text:span text:style-name="T176">)</text:span><text:span text:style-name="T176"><text:tab/></text:span></text:p>
            <text:p text:style-name="P1"><text:span text:style-name="T177">29</text:span><text:span text:style-name="T177"><text:tab/></text:span><text:span text:style-name="T177">阿拉伯文 </text:span><text:span text:style-name="T177">(</text:span><text:span text:style-name="T177">摩洛哥</text:span><text:span text:style-name="T177">)</text:span><text:span text:style-name="T177"><text:tab/></text:span></text:p>
            <text:p text:style-name="P1"><text:span text:style-name="T178">30</text:span><text:span text:style-name="T178"><text:tab/></text:span><text:span text:style-name="T178">阿拉伯文 </text:span><text:span text:style-name="T178">(</text:span><text:span text:style-name="T178">黎巴嫩</text:span><text:span text:style-name="T178">)</text:span><text:span text:style-name="T178"><text:tab/></text:span></text:p>
            <text:p text:style-name="P1"><text:span text:style-name="T179">31</text:span><text:span text:style-name="T179"><text:tab/></text:span><text:span text:style-name="T179">坦米爾文</text:span><text:span text:style-name="T179"><text:tab/></text:span></text:p>
            <text:p text:style-name="P1"><text:span text:style-name="T180">32</text:span><text:span text:style-name="T180"><text:tab/></text:span><text:span text:style-name="T180">孟加拉文 </text:span><text:span text:style-name="T180">(</text:span><text:span text:style-name="T180">孟加拉</text:span><text:span text:style-name="T180">)</text:span><text:span text:style-name="T180"><text:tab/></text:span></text:p>
            <text:p text:style-name="P1"><text:span text:style-name="T181">33</text:span><text:span text:style-name="T181"><text:tab/></text:span><text:span text:style-name="T181">孟加拉語 </text:span><text:span text:style-name="T181">(</text:span><text:span text:style-name="T181">印度</text:span><text:span text:style-name="T181">)</text:span><text:span text:style-name="T181"><text:tab/></text:span></text:p>
            <text:p text:style-name="P1"><text:span text:style-name="T182">34</text:span><text:span text:style-name="T182"><text:tab/></text:span><text:span text:style-name="T182">波斯文</text:span><text:span text:style-name="T182"><text:tab/></text:span></text:p>
            <text:p text:style-name="P1"><text:span text:style-name="T183">35</text:span><text:span text:style-name="T183"><text:tab/></text:span><text:span text:style-name="T183">信德文</text:span><text:span text:style-name="T183"><text:tab/></text:span></text:p>
            <text:p text:style-name="P1"><text:span text:style-name="T184">36</text:span><text:span text:style-name="T184"><text:tab/></text:span><text:span text:style-name="T184">庫德文 </text:span><text:span text:style-name="T184">(</text:span><text:span text:style-name="T184">伊拉克</text:span><text:span text:style-name="T184">)</text:span><text:span text:style-name="T184"><text:tab/></text:span></text:p>
            <text:p text:style-name="P1"><text:span text:style-name="T185">37</text:span><text:span text:style-name="T185"><text:tab/></text:span><text:span text:style-name="T185">庫德文 </text:span><text:span text:style-name="T185">(</text:span><text:span text:style-name="T185">伊朗</text:span><text:span text:style-name="T185">)</text:span><text:span text:style-name="T185"><text:tab/></text:span></text:p>
            <text:p text:style-name="P1"><text:span text:style-name="T186">38</text:span><text:span text:style-name="T186"><text:tab/></text:span><text:span text:style-name="T186">旁遮普文</text:span><text:span text:style-name="T186"><text:tab/></text:span></text:p>
            <text:p text:style-name="P1"><text:span text:style-name="T187">39</text:span><text:span text:style-name="T187"><text:tab/></text:span><text:span text:style-name="T187">泰文</text:span><text:span text:style-name="T187"><text:tab/></text:span></text:p>
            <text:p text:style-name="P1"><text:span text:style-name="T188">40</text:span><text:span text:style-name="T188"><text:tab/></text:span><text:span text:style-name="T188">烏都文 </text:span><text:span text:style-name="T188">(</text:span><text:span text:style-name="T188">巴基斯坦</text:span><text:span text:style-name="T188">)</text:span><text:span text:style-name="T188"><text:tab/></text:span></text:p>
            <text:p text:style-name="P1"><text:span text:style-name="T189">41</text:span><text:span text:style-name="T189"><text:tab/></text:span><text:span text:style-name="T189">烏都文 </text:span><text:span text:style-name="T189">(</text:span><text:span text:style-name="T189">印度</text:span><text:span text:style-name="T189">)</text:span><text:span text:style-name="T189"><text:tab/></text:span></text:p>
            <text:p text:style-name="P1"><text:span text:style-name="T190">42</text:span><text:span text:style-name="T190"><text:tab/></text:span><text:span text:style-name="T190">高棉文</text:span><text:span text:style-name="T190"><text:tab/></text:span></text:p>
            <text:p text:style-name="P1"><text:span text:style-name="T191">43</text:span><text:span text:style-name="T191"><text:tab/></text:span><text:span text:style-name="T191">梵文</text:span><text:span text:style-name="T191"><text:tab/></text:span></text:p>
            <text:p text:style-name="P1"><text:span text:style-name="T192">44</text:span><text:span text:style-name="T192"><text:tab/></text:span><text:span text:style-name="T192">喀什米爾文 </text:span><text:span text:style-name="T192">(</text:span><text:span text:style-name="T192">印度</text:span><text:span text:style-name="T192">)</text:span><text:span text:style-name="T192"><text:tab/></text:span></text:p>
            <text:p text:style-name="P1"><text:span text:style-name="T193">45</text:span><text:span text:style-name="T193"><text:tab/></text:span><text:span text:style-name="T193">喀什米爾文 </text:span><text:span text:style-name="T193">(</text:span><text:span text:style-name="T193">喀什米爾</text:span><text:span text:style-name="T193">)</text:span><text:span text:style-name="T193"><text:tab/></text:span></text:p>
            <text:p text:style-name="P1"><text:span text:style-name="T194">46</text:span><text:span text:style-name="T194"><text:tab/></text:span><text:span text:style-name="T194">喀拉拉文</text:span><text:span text:style-name="T194"><text:tab/></text:span></text:p>
            <text:p text:style-name="P1"><text:span text:style-name="T195">47</text:span><text:span text:style-name="T195"><text:tab/></text:span><text:span text:style-name="T195">越南文</text:span><text:span text:style-name="T195"><text:tab/></text:span></text:p>
            <text:p text:style-name="P1"><text:span text:style-name="T196">48</text:span><text:span text:style-name="T196"><text:tab/></text:span><text:span text:style-name="T196">歐利亞文</text:span><text:span text:style-name="T196"><text:tab/></text:span></text:p>
            <text:p text:style-name="P1"><text:span text:style-name="T197">49</text:span><text:span text:style-name="T197"><text:tab/></text:span><text:span text:style-name="T197">錫蘭文</text:span><text:span text:style-name="T197"><text:tab/></text:span></text:p>
            <text:p text:style-name="P1"><text:span text:style-name="T198">50</text:span><text:span text:style-name="T198"><text:tab/></text:span><text:span text:style-name="T198">藏文 </text:span><text:span text:style-name="T198">(</text:span><text:span text:style-name="T198">中國大陸</text:span><text:span text:style-name="T198">)</text:span><text:span text:style-name="T198"><text:tab/></text:span></text:p>
            <text:p text:style-name="P1"><text:span text:style-name="T19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Win32 OpenOffice.org_project/680m241$Build-9244</meta:generator>
    <meta:creation-date>2006-11-28T10:32:49</meta:creation-date>
    <dc:date>2008-01-03T15:21:29</dc:date>
    <meta:editing-cycles>2</meta:editing-cycles>
    <meta:editing-duration>PT10M2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